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03cm" fo:text-indent="0cm" style:auto-text-indent="false" fo:background-color="transparent">
        <style:background-image/>
      </style:paragraph-properties>
      <style:text-properties fo:color="#000000" style:font-name="Arial" fo:font-size="10pt" officeooo:rsid="00255d5d" officeooo:paragraph-rsid="00255d5d" fo:background-color="transparent" style:font-size-asian="10pt" style:font-size-complex="10pt"/>
    </style:style>
    <style:style style:name="P2"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normal" officeooo:rsid="002be65a" officeooo:paragraph-rsid="0032e2c7" fo:background-color="transparent" style:font-size-asian="12pt" style:font-weight-asian="normal" style:font-size-complex="12pt" style:font-weight-complex="normal"/>
    </style:style>
    <style:style style:name="P3"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bold" officeooo:rsid="0032e2c7" officeooo:paragraph-rsid="0032e2c7" fo:background-color="transparent" style:font-size-asian="12pt" style:font-weight-asian="bold" style:font-size-complex="12pt" style:font-weight-complex="bold"/>
    </style:style>
    <style:style style:name="P4"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0bcf6" officeooo:paragraph-rsid="0010bcf6" fo:background-color="transparent" style:font-style-asian="italic" style:font-style-complex="italic"/>
    </style:style>
    <style:style style:name="P5"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e6350" officeooo:paragraph-rsid="00365ec3" fo:background-color="transparent" style:font-style-asian="italic" style:font-style-complex="italic"/>
    </style:style>
    <style:style style:name="P6"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2be65a" officeooo:paragraph-rsid="0032a94c" fo:background-color="transparent" style:font-style-asian="italic" style:font-weight-asian="normal" style:font-style-complex="italic" style:font-weight-complex="normal"/>
    </style:style>
    <style:style style:name="P7"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1e6350" officeooo:paragraph-rsid="001e6350" fo:background-color="transparent" style:font-style-asian="italic" style:font-weight-asian="normal" style:font-style-complex="italic" style:font-weight-complex="normal"/>
    </style:style>
    <style:style style:name="P8" style:family="paragraph" style:parent-style-name="Standard">
      <style:paragraph-properties fo:margin-left="0cm" fo:margin-right="0.03cm" fo:text-indent="0cm" style:auto-text-indent="false" fo:background-color="transparent">
        <style:background-image/>
      </style:paragraph-properties>
      <style:text-properties officeooo:rsid="0010bcf6" officeooo:paragraph-rsid="0010bcf6" fo:background-color="transparent"/>
    </style:style>
    <style:style style:name="P9"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38fcf1" fo:background-color="transparent"/>
    </style:style>
    <style:style style:name="P10" style:family="paragraph" style:parent-style-name="Standard">
      <style:paragraph-properties fo:margin-left="0cm" fo:margin-right="0.03cm" fo:text-indent="0cm" style:auto-text-indent="false" fo:background-color="transparent">
        <style:background-image/>
      </style:paragraph-properties>
      <style:text-properties fo:font-weight="bold" officeooo:rsid="001e6350" officeooo:paragraph-rsid="001e6350" fo:background-color="transparent" style:font-weight-asian="bold" style:font-weight-complex="bold"/>
    </style:style>
    <style:style style:name="P11" style:family="paragraph" style:parent-style-name="Standard">
      <style:paragraph-properties fo:margin-left="0cm" fo:margin-right="0.03cm" fo:text-indent="0cm" style:auto-text-indent="false" fo:background-color="transparent">
        <style:background-image/>
      </style:paragraph-properties>
      <style:text-properties fo:font-weight="normal" officeooo:rsid="001df8bb" officeooo:paragraph-rsid="0032a94c" fo:background-color="transparent" style:font-weight-asian="normal" style:font-weight-complex="normal"/>
    </style:style>
    <style:style style:name="P12" style:family="paragraph" style:parent-style-name="PL-Paragraph">
      <style:paragraph-properties fo:margin-left="0cm" fo:margin-right="0.03cm" fo:text-indent="0cm" style:auto-text-indent="false"/>
    </style:style>
    <style:style style:name="P13" style:family="paragraph" style:parent-style-name="PL-Paragraph">
      <style:paragraph-properties fo:margin-left="0cm" fo:margin-right="0.03cm" fo:text-indent="0cm" style:auto-text-indent="false"/>
      <style:text-properties officeooo:rsid="0038fcf1" officeooo:paragraph-rsid="0038fcf1"/>
    </style:style>
    <style:style style:name="P14" style:family="paragraph" style:parent-style-name="PL-Paragraph">
      <style:paragraph-properties fo:margin-left="0cm" fo:margin-right="0.03cm" fo:text-indent="0cm" style:auto-text-indent="false"/>
      <style:text-properties officeooo:rsid="002eeec1" officeooo:paragraph-rsid="00365ec3"/>
    </style:style>
    <style:style style:name="P15" style:family="paragraph" style:parent-style-name="PL-Paragraph">
      <style:text-properties officeooo:paragraph-rsid="0059187f"/>
    </style:style>
    <style:style style:name="P16" style:family="paragraph" style:parent-style-name="PL-Paragraph">
      <style:text-properties officeooo:paragraph-rsid="005a5e50"/>
    </style:style>
    <style:style style:name="P17" style:family="paragraph" style:parent-style-name="PL-Paragraph">
      <style:text-properties officeooo:rsid="005bb034" officeooo:paragraph-rsid="005c4483"/>
    </style:style>
    <style:style style:name="P18" style:family="paragraph" style:parent-style-name="PL-Paragraph">
      <style:text-properties officeooo:rsid="005bb034" officeooo:paragraph-rsid="008e232d"/>
    </style:style>
    <style:style style:name="P19" style:family="paragraph" style:parent-style-name="PL-Paragraph">
      <style:text-properties officeooo:paragraph-rsid="0087802d"/>
    </style:style>
    <style:style style:name="P20" style:family="paragraph" style:parent-style-name="PL-Paragraph">
      <style:text-properties officeooo:paragraph-rsid="00966a01"/>
    </style:style>
    <style:style style:name="P21" style:family="paragraph" style:parent-style-name="PL-Paragraph">
      <style:text-properties fo:color="#ff0000" fo:font-style="normal" officeooo:paragraph-rsid="00af0769" style:font-style-asian="normal"/>
    </style:style>
    <style:style style:name="P22" style:family="paragraph" style:parent-style-name="PL-Paragraph">
      <style:text-properties officeooo:paragraph-rsid="00ab31f5"/>
    </style:style>
    <style:style style:name="P23" style:family="paragraph" style:parent-style-name="PL-Paragraph">
      <style:text-properties style:use-window-font-color="true" officeooo:paragraph-rsid="00b1dd12"/>
    </style:style>
    <style:style style:name="P24" style:family="paragraph" style:parent-style-name="PL-Paragraph">
      <style:text-properties officeooo:paragraph-rsid="00692975"/>
    </style:style>
    <style:style style:name="P25" style:family="paragraph" style:parent-style-name="PL-Paragraph">
      <style:text-properties officeooo:paragraph-rsid="0089d967"/>
    </style:style>
    <style:style style:name="P26" style:family="paragraph" style:parent-style-name="PL-Paragraph">
      <style:text-properties officeooo:paragraph-rsid="00b0a707"/>
    </style:style>
    <style:style style:name="P27" style:family="paragraph" style:parent-style-name="PL-Paragraph">
      <style:text-properties officeooo:paragraph-rsid="00b2423a"/>
    </style:style>
    <style:style style:name="P28" style:family="paragraph" style:parent-style-name="PL-Paragraph">
      <style:text-properties officeooo:paragraph-rsid="00b2f64c"/>
    </style:style>
    <style:style style:name="P29" style:family="paragraph" style:parent-style-name="PL-Paragraph">
      <style:text-properties officeooo:paragraph-rsid="00b4c7c5"/>
    </style:style>
    <style:style style:name="P30" style:family="paragraph" style:parent-style-name="PL-Paragraph">
      <style:text-properties officeooo:paragraph-rsid="00b637e1"/>
    </style:style>
    <style:style style:name="P31" style:family="paragraph" style:parent-style-name="PL-Paragraph">
      <style:text-properties officeooo:paragraph-rsid="00b9a925"/>
    </style:style>
    <style:style style:name="P32" style:family="paragraph" style:parent-style-name="PL-Paragraph">
      <style:text-properties officeooo:paragraph-rsid="00b9e6af"/>
    </style:style>
    <style:style style:name="P33" style:family="paragraph" style:parent-style-name="PL-Quote">
      <style:text-properties officeooo:paragraph-rsid="00a9bd75"/>
    </style:style>
    <style:style style:name="P34" style:family="paragraph" style:parent-style-name="PL-Heading">
      <style:text-properties officeooo:paragraph-rsid="009de6ee"/>
    </style:style>
    <style:style style:name="P35" style:family="paragraph" style:parent-style-name="PL-Heading">
      <style:text-properties style:font-name="Arial1" fo:font-weight="bold" officeooo:paragraph-rsid="009de6ee" style:font-weight-asian="bold" style:font-name-complex="Arial2" style:language-complex="ar" style:country-complex="SA" style:font-weight-complex="bold"/>
    </style:style>
    <style:style style:name="P36" style:family="paragraph" style:parent-style-name="PL-SubHeading">
      <style:text-properties officeooo:rsid="00692975" officeooo:paragraph-rsid="00692975"/>
    </style:style>
    <style:style style:name="P37" style:family="paragraph" style:parent-style-name="Standard">
      <style:paragraph-properties fo:margin-left="0cm" fo:margin-right="0.03cm" fo:text-indent="0cm" style:auto-text-indent="false" fo:background-color="transparent">
        <style:background-image/>
      </style:paragraph-properties>
      <style:text-properties fo:font-style="normal" officeooo:rsid="00ab31f5" officeooo:paragraph-rsid="0032a94c" style:font-style-asian="normal" style:font-style-complex="normal"/>
    </style:style>
    <style:style style:name="P38"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1e6350"/>
    </style:style>
    <style:style style:name="P39"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bold" officeooo:rsid="0032e2c7" officeooo:paragraph-rsid="0032e2c7" fo:background-color="transparent" style:font-size-asian="12pt" style:font-weight-asian="bold" style:font-size-complex="12pt" style:font-weight-complex="bold"/>
    </style:style>
    <style:style style:name="P40" style:family="paragraph" style:parent-style-name="Standard">
      <style:paragraph-properties fo:margin-left="0cm" fo:margin-right="0.03cm" fo:text-indent="0cm" style:auto-text-indent="false" fo:background-color="transparent">
        <style:background-image/>
      </style:paragraph-properties>
      <style:text-properties officeooo:rsid="00ab31f5" officeooo:paragraph-rsid="00365ec3"/>
    </style:style>
    <style:style style:name="P41" style:family="paragraph" style:parent-style-name="Standard">
      <style:paragraph-properties fo:margin-left="0cm" fo:margin-right="0.03cm" fo:text-indent="0cm" style:auto-text-indent="false" fo:background-color="transparent">
        <style:background-image/>
      </style:paragraph-properties>
      <style:text-properties officeooo:rsid="004177f9" officeooo:paragraph-rsid="004177f9"/>
    </style:style>
    <style:style style:name="P42" style:family="paragraph" style:parent-style-name="PL-Paragraph">
      <style:text-properties officeooo:paragraph-rsid="00be458b"/>
    </style:style>
    <style:style style:name="P43" style:family="paragraph" style:parent-style-name="PL-Paragraph">
      <style:text-properties style:use-window-font-color="true" officeooo:paragraph-rsid="00b1dd12"/>
    </style:style>
    <style:style style:name="P44" style:family="paragraph" style:parent-style-name="PL-Paragraph">
      <style:text-properties officeooo:paragraph-rsid="00b2423a"/>
    </style:style>
    <style:style style:name="P45" style:family="paragraph" style:parent-style-name="PL-Paragraph">
      <style:text-properties officeooo:paragraph-rsid="00c0d611"/>
    </style:style>
    <style:style style:name="P46" style:family="paragraph" style:parent-style-name="PL-Quote">
      <style:text-properties officeooo:rsid="0054c4a3" officeooo:paragraph-rsid="00be458b"/>
    </style:style>
    <style:style style:name="P47" style:family="paragraph" style:parent-style-name="PL-Quote">
      <style:text-properties officeooo:paragraph-rsid="00be458b"/>
    </style:style>
    <style:style style:name="P48" style:family="paragraph" style:parent-style-name="PL-Heading">
      <style:text-properties officeooo:paragraph-rsid="009de6ee"/>
    </style:style>
    <style:style style:name="P49" style:family="paragraph" style:parent-style-name="PL-Heading">
      <style:text-properties officeooo:rsid="00a1efba" officeooo:paragraph-rsid="00a1efba"/>
    </style:style>
    <style:style style:name="P50" style:family="paragraph" style:parent-style-name="PL-Heading">
      <style:paragraph-properties fo:break-before="page"/>
    </style:style>
    <style:style style:name="T1" style:family="text">
      <style:text-properties officeooo:rsid="0010bcf6"/>
    </style:style>
    <style:style style:name="T2" style:family="text">
      <style:text-properties fo:font-weight="bold" style:font-weight-asian="bold" style:font-weight-complex="bold"/>
    </style:style>
    <style:style style:name="T3" style:family="text">
      <style:text-properties fo:font-weight="bold" officeooo:rsid="0028d10e" style:font-weight-asian="bold" style:font-weight-complex="bold"/>
    </style:style>
    <style:style style:name="T4" style:family="text">
      <style:text-properties fo:font-weight="bold" officeooo:rsid="002be65a" style:font-weight-asian="bold" style:font-weight-complex="bold"/>
    </style:style>
    <style:style style:name="T5" style:family="text">
      <style:text-properties fo:font-weight="bold" officeooo:rsid="002dccae" style:font-weight-asian="bold" style:font-weight-complex="bold"/>
    </style:style>
    <style:style style:name="T6" style:family="text">
      <style:text-properties fo:font-weight="bold" officeooo:rsid="0038fcf1" style:font-weight-asian="bold" style:font-weight-complex="bold"/>
    </style:style>
    <style:style style:name="T7" style:family="text">
      <style:text-properties fo:font-weight="bold" officeooo:rsid="00a9bd75" style:font-weight-asian="bold" style:font-weight-complex="bold"/>
    </style:style>
    <style:style style:name="T8" style:family="text">
      <style:text-properties fo:font-weight="bold" officeooo:rsid="00a4d55b" style:font-weight-asian="bold" style:font-weight-complex="bold"/>
    </style:style>
    <style:style style:name="T9" style:family="text">
      <style:text-properties fo:font-weight="bold" officeooo:rsid="00a772a0" style:font-weight-asian="bold" style:font-weight-complex="bold"/>
    </style:style>
    <style:style style:name="T10" style:family="text">
      <style:text-properties fo:font-weight="bold" officeooo:rsid="00b9e6af" style:font-weight-asian="bold" style:font-weight-complex="bold"/>
    </style:style>
    <style:style style:name="T11" style:family="text">
      <style:text-properties fo:font-weight="bold" officeooo:rsid="007de4a4" style:font-weight-asian="bold" style:language-complex="ar" style:country-complex="SA" style:font-weight-complex="bold"/>
    </style:style>
    <style:style style:name="T12" style:family="text">
      <style:text-properties fo:font-weight="bold" officeooo:rsid="00154ae3" style:font-weight-asian="bold" style:language-complex="ar" style:country-complex="SA" style:font-weight-complex="bold"/>
    </style:style>
    <style:style style:name="T13" style:family="text">
      <style:text-properties fo:font-weight="bold" officeooo:rsid="00adb309" style:font-weight-asian="bold" style:language-complex="ar" style:country-complex="SA" style:font-weight-complex="bold"/>
    </style:style>
    <style:style style:name="T14" style:family="text">
      <style:text-properties fo:font-style="italic"/>
    </style:style>
    <style:style style:name="T15" style:family="text">
      <style:text-properties fo:font-style="italic" officeooo:rsid="0044e7a8" style:font-style-asian="italic" style:font-name-complex="Arial2" style:language-complex="ar" style:country-complex="SA" style:font-style-complex="italic"/>
    </style:style>
    <style:style style:name="T16" style:family="text">
      <style:text-properties fo:font-style="italic" style:font-style-asian="italic" style:font-style-complex="italic"/>
    </style:style>
    <style:style style:name="T17" style:family="text">
      <style:text-properties fo:font-style="italic" officeooo:rsid="002be65a" style:font-style-asian="italic" style:font-style-complex="italic"/>
    </style:style>
    <style:style style:name="T18" style:family="text">
      <style:text-properties fo:font-style="italic" officeooo:rsid="002dccae" style:font-style-asian="italic" style:font-style-complex="italic"/>
    </style:style>
    <style:style style:name="T19" style:family="text">
      <style:text-properties fo:font-style="italic" officeooo:rsid="00327750" style:font-style-asian="italic" style:font-style-complex="italic"/>
    </style:style>
    <style:style style:name="T20" style:family="text">
      <style:text-properties fo:font-style="italic" officeooo:rsid="0032e2c7" style:font-style-asian="italic" style:font-style-complex="italic"/>
    </style:style>
    <style:style style:name="T21" style:family="text">
      <style:text-properties fo:font-style="italic" officeooo:rsid="0032a94c" style:font-style-asian="italic" style:font-style-complex="italic"/>
    </style:style>
    <style:style style:name="T22" style:family="text">
      <style:text-properties fo:font-style="italic" officeooo:rsid="00365ec3" style:font-style-asian="italic" style:font-style-complex="italic"/>
    </style:style>
    <style:style style:name="T23" style:family="text">
      <style:text-properties fo:font-style="italic" officeooo:rsid="0038fcf1" style:font-style-asian="italic" style:font-style-complex="italic"/>
    </style:style>
    <style:style style:name="T24" style:family="text">
      <style:text-properties fo:font-style="italic" fo:font-weight="normal" officeooo:rsid="007c4885" style:font-style-asian="italic" style:font-weight-asian="normal" style:font-style-complex="italic" style:font-weight-complex="normal"/>
    </style:style>
    <style:style style:name="T25" style:family="text">
      <style:text-properties fo:font-style="italic" fo:font-weight="normal" officeooo:rsid="0012bbdf" style:font-style-asian="italic" style:font-weight-asian="normal" style:font-name-complex="Arial2" style:language-complex="ar" style:country-complex="SA" style:font-style-complex="italic" style:font-weight-complex="normal"/>
    </style:style>
    <style:style style:name="T26" style:family="text">
      <style:text-properties officeooo:rsid="0044e7a8" style:font-name-complex="Arial2" style:language-complex="ar" style:country-complex="SA"/>
    </style:style>
    <style:style style:name="T27" style:family="text">
      <style:text-properties officeooo:rsid="001df8bb"/>
    </style:style>
    <style:style style:name="T28" style:family="text">
      <style:text-properties fo:font-weight="normal" officeooo:rsid="0032a94c" style:font-weight-asian="normal" style:font-weight-complex="normal"/>
    </style:style>
    <style:style style:name="T29" style:family="text">
      <style:text-properties fo:font-weight="normal" officeooo:rsid="0062f795" style:font-weight-asian="normal" style:font-weight-complex="normal"/>
    </style:style>
    <style:style style:name="T30" style:family="text">
      <style:text-properties fo:font-weight="normal" officeooo:rsid="0064ccb3" style:font-weight-asian="normal" style:font-weight-complex="normal"/>
    </style:style>
    <style:style style:name="T31" style:family="text">
      <style:text-properties fo:font-weight="normal" officeooo:rsid="00668dd1" style:font-weight-asian="normal" style:font-weight-complex="normal"/>
    </style:style>
    <style:style style:name="T32" style:family="text">
      <style:text-properties fo:font-weight="normal" officeooo:rsid="006821c9" style:font-weight-asian="normal" style:font-weight-complex="normal"/>
    </style:style>
    <style:style style:name="T33" style:family="text">
      <style:text-properties fo:font-weight="normal" officeooo:rsid="007c4885" style:font-weight-asian="normal" style:font-weight-complex="normal"/>
    </style:style>
    <style:style style:name="T34" style:family="text">
      <style:text-properties fo:font-weight="normal" officeooo:rsid="0087802d" style:font-weight-asian="normal" style:font-weight-complex="normal"/>
    </style:style>
    <style:style style:name="T35" style:family="text">
      <style:text-properties fo:font-weight="normal" officeooo:rsid="0087a744" style:font-weight-asian="normal" style:font-weight-complex="normal"/>
    </style:style>
    <style:style style:name="T36" style:family="text">
      <style:text-properties fo:font-weight="normal" officeooo:rsid="0088e7b0" style:font-weight-asian="normal" style:font-weight-complex="normal"/>
    </style:style>
    <style:style style:name="T37" style:family="text">
      <style:text-properties fo:font-weight="normal" officeooo:rsid="00890ed6" style:font-weight-asian="normal" style:font-weight-complex="normal"/>
    </style:style>
    <style:style style:name="T38" style:family="text">
      <style:text-properties fo:font-weight="normal" officeooo:rsid="0089d967" style:font-weight-asian="normal" style:font-weight-complex="normal"/>
    </style:style>
    <style:style style:name="T39" style:family="text">
      <style:text-properties fo:font-weight="normal" officeooo:rsid="008ad774" style:font-weight-asian="normal" style:font-weight-complex="normal"/>
    </style:style>
    <style:style style:name="T40" style:family="text">
      <style:text-properties fo:font-weight="normal" officeooo:rsid="008f150f" style:font-weight-asian="normal" style:font-weight-complex="normal"/>
    </style:style>
    <style:style style:name="T41" style:family="text">
      <style:text-properties fo:font-weight="normal" officeooo:rsid="0090c59f" style:font-weight-asian="normal" style:font-weight-complex="normal"/>
    </style:style>
    <style:style style:name="T42" style:family="text">
      <style:text-properties fo:font-weight="normal" officeooo:rsid="00966a01" style:font-weight-asian="normal" style:font-weight-complex="normal"/>
    </style:style>
    <style:style style:name="T43" style:family="text">
      <style:text-properties fo:font-weight="normal" officeooo:rsid="009a3935" style:font-weight-asian="normal" style:font-weight-complex="normal"/>
    </style:style>
    <style:style style:name="T44" style:family="text">
      <style:text-properties fo:font-weight="normal" officeooo:rsid="00ab31f5" style:font-weight-asian="normal" style:font-weight-complex="normal"/>
    </style:style>
    <style:style style:name="T45" style:family="text">
      <style:text-properties fo:font-weight="normal" officeooo:rsid="00aca842" style:font-weight-asian="normal" style:font-weight-complex="normal"/>
    </style:style>
    <style:style style:name="T46" style:family="text">
      <style:text-properties fo:font-weight="normal" officeooo:rsid="00af0769" style:font-weight-asian="normal" style:font-weight-complex="normal"/>
    </style:style>
    <style:style style:name="T47" style:family="text">
      <style:text-properties fo:font-weight="normal" officeooo:rsid="00b0a707" style:font-weight-asian="normal" style:font-weight-complex="normal"/>
    </style:style>
    <style:style style:name="T48" style:family="text">
      <style:text-properties fo:font-weight="normal" officeooo:rsid="00b9e6af" style:font-weight-asian="normal" style:font-weight-complex="normal"/>
    </style:style>
    <style:style style:name="T49" style:family="text">
      <style:text-properties fo:font-weight="normal" officeooo:rsid="00be458b" style:font-weight-asian="normal" style:font-weight-complex="normal"/>
    </style:style>
    <style:style style:name="T50" style:family="text">
      <style:text-properties fo:font-weight="normal" officeooo:rsid="00be7068" style:font-weight-asian="normal" style:font-weight-complex="normal"/>
    </style:style>
    <style:style style:name="T51" style:family="text">
      <style:text-properties fo:font-weight="normal" officeooo:rsid="0012bbdf" style:font-weight-asian="normal" style:font-name-complex="Arial2" style:language-complex="ar" style:country-complex="SA" style:font-weight-complex="normal"/>
    </style:style>
    <style:style style:name="T52" style:family="text">
      <style:text-properties fo:font-weight="normal" officeooo:rsid="00ab31f5" style:font-weight-asian="normal" style:font-name-complex="Arial2" style:language-complex="ar" style:country-complex="SA" style:font-weight-complex="normal"/>
    </style:style>
    <style:style style:name="T53" style:family="text">
      <style:text-properties fo:font-weight="normal" officeooo:rsid="00c0d611" style:font-weight-asian="normal" style:font-name-complex="Arial2" style:language-complex="ar" style:country-complex="SA" style:font-weight-complex="normal"/>
    </style:style>
    <style:style style:name="T54" style:family="text">
      <style:text-properties fo:font-style="normal" officeooo:rsid="0038fcf1" style:font-style-asian="normal" style:font-style-complex="normal"/>
    </style:style>
    <style:style style:name="T55" style:family="text">
      <style:text-properties fo:font-style="normal" officeooo:rsid="0044e7a8" style:font-style-asian="normal" style:font-style-complex="normal"/>
    </style:style>
    <style:style style:name="T56" style:family="text">
      <style:text-properties fo:font-style="normal" officeooo:rsid="00b4c7c5" style:font-style-asian="normal" style:font-style-complex="normal"/>
    </style:style>
    <style:style style:name="T57" style:family="text">
      <style:text-properties fo:font-style="normal" officeooo:rsid="0044e7a8" style:font-style-asian="normal" style:font-name-complex="Arial2" style:language-complex="ar" style:country-complex="SA" style:font-style-complex="normal"/>
    </style:style>
    <style:style style:name="T58" style:family="text">
      <style:text-properties fo:font-style="normal" fo:font-weight="bold" officeooo:rsid="0038fcf1" style:font-style-asian="normal" style:font-weight-asian="bold" style:font-style-complex="normal" style:font-weight-complex="bold"/>
    </style:style>
    <style:style style:name="T59" style:family="text">
      <style:text-properties fo:font-style="normal" fo:font-weight="bold" fo:background-color="transparent" style:font-style-asian="normal" style:font-weight-asian="bold" style:font-style-complex="normal" style:font-weight-complex="bold"/>
    </style:style>
    <style:style style:name="T60" style:family="text">
      <style:text-properties fo:font-style="normal" fo:font-weight="normal" officeooo:rsid="00b2423a" style:font-style-asian="normal" style:font-weight-asian="normal" style:font-name-complex="Arial2" style:language-complex="ar" style:country-complex="SA" style:font-style-complex="normal" style:font-weight-complex="normal"/>
    </style:style>
    <style:style style:name="T61" style:family="text">
      <style:text-properties officeooo:rsid="0023533e"/>
    </style:style>
    <style:style style:name="T62" style:family="text">
      <style:text-properties officeooo:rsid="00255d5d"/>
    </style:style>
    <style:style style:name="T63" style:family="text">
      <style:text-properties officeooo:rsid="0028d10e"/>
    </style:style>
    <style:style style:name="T64" style:family="text">
      <style:text-properties officeooo:rsid="002a4389"/>
    </style:style>
    <style:style style:name="T65" style:family="text">
      <style:text-properties officeooo:rsid="002be65a"/>
    </style:style>
    <style:style style:name="T66" style:family="text">
      <style:text-properties officeooo:rsid="002dccae"/>
    </style:style>
    <style:style style:name="T67" style:family="text">
      <style:text-properties officeooo:rsid="002eeec1"/>
    </style:style>
    <style:style style:name="T68" style:family="text">
      <style:text-properties officeooo:rsid="00327750"/>
    </style:style>
    <style:style style:name="T69" style:family="text">
      <style:text-properties officeooo:rsid="0032e2c7"/>
    </style:style>
    <style:style style:name="T70" style:family="text">
      <style:text-properties officeooo:rsid="00348363"/>
    </style:style>
    <style:style style:name="T71" style:family="text">
      <style:text-properties officeooo:rsid="00365ec3"/>
    </style:style>
    <style:style style:name="T72" style:family="text">
      <style:text-properties officeooo:rsid="0038fcf1"/>
    </style:style>
    <style:style style:name="T73" style:family="text">
      <style:text-properties officeooo:rsid="003acbe0"/>
    </style:style>
    <style:style style:name="T74" style:family="text">
      <style:text-properties officeooo:rsid="00424138"/>
    </style:style>
    <style:style style:name="T75" style:family="text">
      <style:text-properties officeooo:rsid="0042ac21"/>
    </style:style>
    <style:style style:name="T76" style:family="text">
      <style:text-properties officeooo:rsid="00449689"/>
    </style:style>
    <style:style style:name="T77" style:family="text">
      <style:text-properties officeooo:rsid="0044e5b7"/>
    </style:style>
    <style:style style:name="T78" style:family="text">
      <style:text-properties officeooo:rsid="0044e7a8"/>
    </style:style>
    <style:style style:name="T79" style:family="text">
      <style:text-properties officeooo:rsid="0059187f"/>
    </style:style>
    <style:style style:name="T80" style:family="text">
      <style:text-properties officeooo:rsid="005a5e50"/>
    </style:style>
    <style:style style:name="T81" style:family="text">
      <style:text-properties officeooo:rsid="005bb034"/>
    </style:style>
    <style:style style:name="T82" style:family="text">
      <style:text-properties officeooo:rsid="005bcbd3"/>
    </style:style>
    <style:style style:name="T83" style:family="text">
      <style:text-properties officeooo:rsid="005c4483"/>
    </style:style>
    <style:style style:name="T84" style:family="text">
      <style:text-properties officeooo:rsid="005ca2c6"/>
    </style:style>
    <style:style style:name="T85" style:family="text">
      <style:text-properties officeooo:rsid="005d4539"/>
    </style:style>
    <style:style style:name="T86" style:family="text">
      <style:text-properties officeooo:rsid="005eb41b"/>
    </style:style>
    <style:style style:name="T87" style:family="text">
      <style:text-properties officeooo:rsid="005f2523"/>
    </style:style>
    <style:style style:name="T88" style:family="text">
      <style:text-properties officeooo:rsid="002f519b"/>
    </style:style>
    <style:style style:name="T89" style:family="text">
      <style:text-properties officeooo:rsid="002ed23f"/>
    </style:style>
    <style:style style:name="T90" style:family="text">
      <style:text-properties officeooo:rsid="005b5a20"/>
    </style:style>
    <style:style style:name="T91" style:family="text">
      <style:text-properties officeooo:rsid="0060e0ee"/>
    </style:style>
    <style:style style:name="T92" style:family="text">
      <style:text-properties officeooo:rsid="0060fa18"/>
    </style:style>
    <style:style style:name="T93" style:family="text">
      <style:text-properties officeooo:rsid="00624d8c"/>
    </style:style>
    <style:style style:name="T94" style:family="text">
      <style:text-properties officeooo:rsid="006abefb"/>
    </style:style>
    <style:style style:name="T95" style:family="text">
      <style:text-properties officeooo:rsid="00432cac"/>
    </style:style>
    <style:style style:name="T96" style:family="text">
      <style:text-properties officeooo:rsid="007c4885"/>
    </style:style>
    <style:style style:name="T97" style:family="text">
      <style:text-properties officeooo:rsid="0045cf29"/>
    </style:style>
    <style:style style:name="T98" style:family="text">
      <style:text-properties officeooo:rsid="00809520"/>
    </style:style>
    <style:style style:name="T99" style:family="text">
      <style:text-properties fo:color="#000000" fo:font-weight="normal" style:font-weight-asian="normal" style:font-weight-complex="normal"/>
    </style:style>
    <style:style style:name="T100" style:family="text">
      <style:text-properties fo:color="#000000" fo:font-weight="normal" officeooo:rsid="0096460e" style:font-weight-asian="normal" style:font-weight-complex="normal"/>
    </style:style>
    <style:style style:name="T101" style:family="text">
      <style:text-properties fo:color="#000000" fo:font-weight="normal" officeooo:rsid="00966a01" style:font-weight-asian="normal" style:font-weight-complex="normal"/>
    </style:style>
    <style:style style:name="T102" style:family="text">
      <style:text-properties fo:color="#000000" fo:font-weight="normal" officeooo:rsid="0095ca7b" fo:background-color="transparent" style:font-weight-asian="normal" style:font-weight-complex="normal"/>
    </style:style>
    <style:style style:name="T103" style:family="text">
      <style:text-properties fo:color="#000000" fo:font-weight="normal" officeooo:rsid="0096460e" fo:background-color="transparent" style:font-weight-asian="normal" style:font-weight-complex="normal"/>
    </style:style>
    <style:style style:name="T104" style:family="text">
      <style:text-properties fo:color="#000000" fo:font-weight="normal" officeooo:rsid="009a3935" fo:background-color="transparent" style:font-weight-asian="normal" style:font-weight-complex="normal"/>
    </style:style>
    <style:style style:name="T105" style:family="text">
      <style:text-properties fo:color="#000000" fo:font-weight="normal" officeooo:rsid="00be458b" fo:background-color="transparent" style:font-weight-asian="normal" style:font-weight-complex="normal"/>
    </style:style>
    <style:style style:name="T106" style:family="text">
      <style:text-properties officeooo:rsid="00692975"/>
    </style:style>
    <style:style style:name="T107" style:family="text">
      <style:text-properties officeooo:rsid="0090c59f"/>
    </style:style>
    <style:style style:name="T108" style:family="text">
      <style:text-properties officeooo:rsid="009223e6"/>
    </style:style>
    <style:style style:name="T109" style:family="text">
      <style:text-properties officeooo:rsid="00941594"/>
    </style:style>
    <style:style style:name="T110" style:family="text">
      <style:text-properties officeooo:rsid="00a1efba"/>
    </style:style>
    <style:style style:name="T111" style:family="text">
      <style:text-properties officeooo:rsid="00a4d55b"/>
    </style:style>
    <style:style style:name="T112" style:family="text">
      <style:text-properties officeooo:rsid="00a54b68"/>
    </style:style>
    <style:style style:name="T113" style:family="text">
      <style:text-properties officeooo:rsid="00a67fac"/>
    </style:style>
    <style:style style:name="T114" style:family="text">
      <style:text-properties officeooo:rsid="00a69ab3"/>
    </style:style>
    <style:style style:name="T115" style:family="text">
      <style:text-properties officeooo:rsid="00a772a0"/>
    </style:style>
    <style:style style:name="T116" style:family="text">
      <style:text-properties officeooo:rsid="00a9bd75"/>
    </style:style>
    <style:style style:name="T117" style:family="text">
      <style:text-properties officeooo:rsid="00ab31f5"/>
    </style:style>
    <style:style style:name="T118" style:family="text">
      <style:text-properties officeooo:rsid="00aca842"/>
    </style:style>
    <style:style style:name="T119" style:family="text">
      <style:text-properties officeooo:rsid="00adb309"/>
    </style:style>
    <style:style style:name="T120" style:family="text">
      <style:text-properties style:language-complex="ar" style:country-complex="SA"/>
    </style:style>
    <style:style style:name="T121" style:family="text">
      <style:text-properties officeooo:rsid="00a9bd75" style:language-complex="ar" style:country-complex="SA"/>
    </style:style>
    <style:style style:name="T122" style:family="text">
      <style:text-properties officeooo:rsid="00af0769"/>
    </style:style>
    <style:style style:name="T123" style:family="text">
      <style:text-properties style:text-position="super 58%" fo:font-weight="normal" officeooo:rsid="00af0769" style:font-weight-asian="normal" style:font-weight-complex="normal"/>
    </style:style>
    <style:style style:name="T124" style:family="text">
      <style:text-properties officeooo:rsid="00b2423a"/>
    </style:style>
    <style:style style:name="T125" style:family="text">
      <style:text-properties officeooo:rsid="00b2f64c"/>
    </style:style>
    <style:style style:name="T126" style:family="text">
      <style:text-properties officeooo:rsid="00b4c7c5"/>
    </style:style>
    <style:style style:name="T127" style:family="text">
      <style:text-properties officeooo:rsid="00b637e1"/>
    </style:style>
    <style:style style:name="T128" style:family="text">
      <style:text-properties officeooo:rsid="00b6b5b6"/>
    </style:style>
    <style:style style:name="T129" style:family="text">
      <style:text-properties officeooo:rsid="00b88185"/>
    </style:style>
    <style:style style:name="T130" style:family="text">
      <style:text-properties officeooo:rsid="00b9a925"/>
    </style:style>
    <style:style style:name="T131" style:family="text">
      <style:text-properties officeooo:rsid="00b9e6af"/>
    </style:style>
    <style:style style:name="T132" style:family="text">
      <style:text-properties style:font-name="Arial1" fo:font-weight="bold" style:font-weight-asian="bold" style:font-name-complex="Arial2" style:language-complex="ar" style:country-complex="SA" style:font-weight-complex="bold"/>
    </style:style>
    <style:style style:name="T133" style:family="text">
      <style:text-properties style:use-window-font-color="true" style:language-complex="ar" style:country-complex="SA"/>
    </style:style>
    <style:style style:name="T134" style:family="text">
      <style:text-properties style:use-window-font-color="true" officeooo:rsid="00a9bd75" style:language-complex="ar" style:country-complex="SA"/>
    </style:style>
    <style:style style:name="T135" style:family="text">
      <style:text-properties style:use-window-font-color="true" fo:font-weight="bold" officeooo:rsid="007de4a4" style:font-weight-asian="bold" style:language-complex="ar" style:country-complex="SA" style:font-weight-complex="bold"/>
    </style:style>
    <style:style style:name="T136" style:family="text">
      <style:text-properties style:use-window-font-color="true" fo:font-weight="bold" officeooo:rsid="00154ae3" style:font-weight-asian="bold" style:language-complex="ar" style:country-complex="SA" style:font-weight-complex="bold"/>
    </style:style>
    <style:style style:name="T137" style:family="text">
      <style:text-properties style:use-window-font-color="true" fo:font-weight="bold" officeooo:rsid="00adb309" style:font-weight-asian="bold" style:language-complex="ar" style:country-complex="SA" style:font-weight-complex="bold"/>
    </style:style>
    <style:style style:name="T138" style:family="text">
      <style:text-properties officeooo:rsid="00be458b"/>
    </style:style>
    <style:style style:name="T139" style:family="text">
      <style:text-properties officeooo:rsid="00765f45"/>
    </style:style>
    <style:style style:name="T140" style:family="text">
      <style:text-properties officeooo:rsid="0089d967" style:font-weight-asian="normal" style:font-weight-complex="normal"/>
    </style:style>
    <style:style style:name="T141" style:family="text">
      <style:text-properties officeooo:rsid="008ad77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ACTILE PROGRAMMING: <text:s/></text:p>
      <text:p text:style-name="P34"><text:span text:style-name="T132">'Material Computing' For Architectural Design </text:span></text:p>
      <text:p text:style-name="P34">Introduction</text:p>
      <text:p text:style-name="P28"><text:span text:style-name="T78">My</text:span><text:span text:style-name="Emphasis"><text:span text:style-name="T55"> research is concerned with </text:span></text:span><text:span text:style-name="Emphasis"><text:span text:style-name="T56">exploring</text:span></text:span><text:span text:style-name="Emphasis"><text:span text:style-name="T55"> alternative </text:span></text:span><text:span text:style-name="Emphasis"><text:span text:style-name="T56">how</text:span></text:span><text:span text:style-name="Emphasis"><text:span text:style-name="T57"> critical approaches to computational design can inform a practice of architecture that is defined </text:span></text:span><text:span text:style-name="Emphasis"><text:span text:style-name="T15">by</text:span></text:span><text:span text:style-name="Emphasis"><text:span text:style-name="T57"> computational methods, rather than simply com</text:span></text:span><text:bookmark text:name="__UnoMark__650_18941754011"/><text:span text:style-name="Emphasis"><text:span text:style-name="T57">posed </text:span></text:span><text:span text:style-name="Emphasis"><text:span text:style-name="T15">of</text:span></text:span><text:span text:style-name="Emphasis"><text:span text:style-name="T57"> computational tools. <text:s/></text:span></text:span></text:p>
      <text:p text:style-name="P29"><text:span text:style-name="T61">Over </text:span><text:span text:style-name="T78">the past</text:span><text:span text:style-name="T61"> </text:span><text:span text:style-name="T78">six </text:span><text:span text:style-name="T61">years, </text:span><text:span text:style-name="T78">from 2007 to 2013, </text:span><text:span text:style-name="T61">I have taught a short workshop, on the theme of parametric modelling, </text:span><text:span text:style-name="T26">entitled “Digital Design Tactics” with students of the School of Architecture at the University of Sheffield</text:span><text:span text:style-name="T61">. </text:span></text:p>
      <text:p text:style-name="P29"><text:span text:style-name="T117">This account is not based on the initial intentions of the workshop – <text:s/></text:span><text:span text:style-name="T125">i</text:span><text:span text:style-name="T78">t was the first time I had been invited to teach and although I had an idea about what I wanted to get the students to explore, </text:span><text:span text:style-name="T126">these ideas were</text:span><text:span text:style-name="T78"> not very well formed. Each year that I have taught the workshop, my understanding of it has changed, </text:span><text:span text:style-name="T126">even though</text:span><text:span text:style-name="T78"> much of its structure and output </text:span><text:span text:style-name="T117">has remained consistent.</text:span></text:p>
      <text:p text:style-name="P22"><text:span text:style-name="T78">The following description of the workshop is not, therefore, representative of my thought processes at the time, it is instead a re-framing of the work through my current research concerns, </text:span><text:span text:style-name="T129">and as such I am not presenting individual students work as case studies. Instead, I would say that the work all of the students who participated in the workshop have contributed in some way to these reflections.</text:span><text:span text:style-name="T78"> </text:span></text:p>
      <text:p text:style-name="PL-SubHeading">Context</text:p>
      <text:p text:style-name="PL-Paragraph">Architects are typically consumers of software as products, rather than users of software as technology. <text:span text:style-name="T126">What is more,</text:span> the relationship between computers and architecture can often be fractious - viewed with either complete suspicion or total devotion. </text:p>
      <text:p text:style-name="P29"><text:span text:style-name="T112">The last 20 years has seen </text:span><text:span text:style-name="T126">the concept of</text:span><text:span text:style-name="T112"> 'parametrics', </text:span><text:span text:style-name="T126">both in architectural education and industry,</text:span><text:span text:style-name="T112"> </text:span><text:span text:style-name="T126">develop in</text:span><text:span text:style-name="T112"> a very clear concept – what we might call <text:s/>'form generation'.</text:span></text:p>
      <text:p text:style-name="P29"><text:span text:style-name="T126">S</text:span><text:span text:style-name="T112">een in countless books and magazines and this deployment of computational technology has come to dominate the discourse in architecture [see google image search]. In terms of technology, this approach has been developed largely using tools within commercial software <text:s/>[maya, generative components, grasshopper for example</text:span><text:span text:style-name="T125">], </text:span><text:span text:style-name="T126">although t</text:span><text:span text:style-name="T112">his has </text:span><text:span text:style-name="T126">also </text:span><text:span text:style-name="T112">included coding and </text:span><text:soft-page-break/><text:span text:style-name="T112">scripting </text:span><text:span text:style-name="T126">within such packages</text:span><text:span text:style-name="T112">. </text:span><text:span text:style-name="T113">Th</text:span><text:span text:style-name="T125">e</text:span><text:span text:style-name="T113"> appetite for this strand of design has </text:span><text:span text:style-name="T125">weakened</text:span><text:span text:style-name="T113"> somewhat in light of </text:span><text:span text:style-name="T126">our current </text:span><text:span text:style-name="T113">economic context, which is in itself a rather damming verdict on the relevance of such approaches.</text:span></text:p>
      <text:p text:style-name="P23"><text:span text:style-name="T112">There have </text:span><text:span text:style-name="T125">also</text:span><text:span text:style-name="T112"> been methodological approaches that </text:span><text:span text:style-name="T113">precede</text:span><text:span text:style-name="T112"> the move to this version of computational design. </text:span><text:span text:style-name="T111">Christopher Alexander, </text:span><text:span text:style-name="T112">in the 1960s and 1970s, sought to create formal definitions of design processes and proposed a language of 'design patterns' for architect</text:span><text:span text:style-name="T126">s and his </text:span><text:span text:style-name="T112">work is interesting in two ways here. Firstly, whilst it is derived from developments in cybernetic and systems thinking </text:span><text:span text:style-name="T126">as well as</text:span><text:span text:style-name="T112"> the </text:span><text:span text:style-name="T126">deployment</text:span><text:span text:style-name="T112"> of </text:span><text:span text:style-name="T126">early </text:span><text:span text:style-name="T112">computing power after the second world war, it makes no demand for the 'user' <text:s/>to </text:span><text:span text:style-name="T126">own or even use</text:span><text:span text:style-name="T112"> an actual computer in order to enact it. It is a theory of computational design that does not require a computer. </text:span></text:p>
      <text:p text:style-name="P23"><text:span text:style-name="T112">The second aspect is the influence Alexander's work has had in the development </text:span><text:span text:style-name="T125">o</text:span><text:span text:style-name="T112">f software design as a formal discipline. His 'design patterns' became the underlying logic of 'object oriented programming' –</text:span><text:span text:style-name="T113"> the </text:span><text:span text:style-name="T112">design of reusable </text:span><text:span text:style-name="T113">elements within a code or</text:span><text:span text:style-name="T112"> software. </text:span><text:span text:style-name="T113">This is </text:span><text:span text:style-name="T112">based on the </text:span><text:span text:style-name="T126">reasonable assumption</text:span><text:span text:style-name="T112"> that we, as designers, do not anyway approach a design problem from first principles each time - there is always an element of re-use. An object-ori</text:span><text:span text:style-name="T113">e</text:span><text:span text:style-name="T112">nted approach, </text:span><text:span text:style-name="T126">then,</text:span><text:span text:style-name="T112"> is one that formalises and makes explicit this process. </text:span></text:p>
      <text:p text:style-name="P30"><text:span text:style-name="T113">Alexander's work was also hugely influential in the field of architectural computational design. </text:span><text:span text:style-name="T126">One of the most well known, </text:span><text:span text:style-name="T112">Space </text:span><text:span text:style-name="T113">S</text:span><text:span text:style-name="T112">yntax</text:span><text:span text:style-name="T113">, has gone from a research group, exploring experimental tools for spatial analysis to a full blown 'science' </text:span><text:span text:style-name="T126">of spatial simulation</text:span><text:span text:style-name="T113">. From the generous logic of </text:span><text:span text:style-name="T126">Alexander's </text:span><text:span text:style-name="T113">'design patterns', Space </text:span><text:span text:style-name="T125">S</text:span><text:span text:style-name="T113">yntax is a closed system, it cannot be 'accessed' or 'challenged' by those that it seeks to model. </text:span><text:span text:style-name="T127">I</text:span><text:span text:style-name="T113">t is a simulation whose conclusions have been fed back into the </text:span><text:span text:style-name="T114">'real world'</text:span><text:span text:style-name="T113"> as fact. As Katherine Hayles </text:span><text:span text:style-name="T114">states </text:span><text:span text:style-name="T127">in relation to the more general issue if simulation in constructing scientific knowledge,</text:span><text:span text:style-name="T113"> such mode</text:span><text:span text:style-name="T114">ls </text:span><text:span text:style-name="T113">take the simplified abstraction of the </text:span><text:span text:style-name="T113">complexity of the world and return it as it's underlying structure.</text:span></text:p>
      <text:p text:style-name="PL-SubHeading">Definitions</text:p>
      <text:p text:style-name="PL-Paragraph"><text:span text:style-name="T113">So, if this particular description of the history of computational design in architecture is flawed, what next? </text:span><text:span text:style-name="T125">We need to m</text:span><text:span text:style-name="T114">ake a new narrative.....</text:span></text:p>
      <text:p text:style-name="P30">I am interested in claiming new definitions of <text:span text:style-name="T125">existing </text:span>terms <text:span text:style-name="T127">familiar to computational design </text:span><text:span text:style-name="T125">in order </text:span><text:span text:style-name="T114">to test what methods of computing can offer </text:span><text:span text:style-name="T127">to architectural design.</text:span></text:p>
      <text:p text:style-name="Standard"/>
      <text:p text:style-name="PL-Quote"><text:soft-page-break/><text:span text:style-name="T111">algorithm</text:span><text:span text:style-name="T116">s </text:span><text:span text:style-name="T111"><text:s/>–</text:span><text:span text:style-name="T115"> as an explicit records of process</text:span></text:p>
      <text:p text:style-name="PL-Quote"><text:span text:style-name="T111">simulation</text:span><text:span text:style-name="T116">s </text:span><text:span text:style-name="T111"><text:s/>–</text:span><text:span text:style-name="T115"> as open experiments</text:span></text:p>
      <text:p text:style-name="PL-Quote"><text:span text:style-name="T111">interface</text:span><text:span text:style-name="T116">s </text:span><text:span text:style-name="T111"><text:s/>–</text:span><text:span text:style-name="T115"> as models of involvement</text:span><text:span text:style-name="T127"> </text:span></text:p>
      <text:p text:style-name="PL-Heading"><text:span text:style-name="T85"/></text:p>
      <text:p text:style-name="PL-Heading"><text:span text:style-name="T85">A</text:span><text:span text:style-name="T110">n a</text:span><text:span text:style-name="T85">lgorithmic </text:span><text:span text:style-name="T1">workshop</text:span></text:p>
      <text:p text:style-name="P22"><text:span text:style-name="T114">So, t</text:span>he <text:span text:style-name="T61">purpose of the </text:span>workshop has <text:span text:style-name="T61">been</text:span> to challenge th<text:span text:style-name="T124">is particular narrative</text:span> of <text:span text:style-name="T117">computational design in general and</text:span> <text:span text:style-name="T61">specifically, </text:span><text:span text:style-name="T125">that of</text:span><text:span text:style-name="T61"> </text:span><text:span text:style-name="T128">'</text:span><text:span text:style-name="T61">parametrics </text:span><text:span text:style-name="T128">'</text:span><text:span text:style-name="T61">.</text:span></text:p>
      <text:p text:style-name="P22"><text:span text:style-name="T138">w</text:span><text:span text:style-name="T128">e tried to do this by adopting</text:span><text:span text:style-name="T61"> physical modelling techniques </text:span><text:span text:style-name="T128">in</text:span><text:span text:style-name="T125"> place of</text:span><text:span text:style-name="T61"> the typically </text:span><text:span text:style-name="T128">software</text:span><text:span text:style-name="T61"> tools more commonly seen in the field. This approach was </text:span><text:span text:style-name="T128">helpful </text:span><text:span text:style-name="T61">for two reasons. </text:span></text:p>
      <text:p text:style-name="PL-Paragraph">The workshop was undertaken du<text:span text:style-name="T67">r</text:span>ing the mid-point of <text:span text:style-name="T138">Masters</text:span> level student projects and marked the transitory point <text:span text:style-name="T138">from</text:span> data collection and diagramming, to the exploration of it's spatial consequences. Many students projects worked with scenarios across multiple sites, with long term time-lines and complex networks of actors.</text:p>
      <text:p text:style-name="PL-Paragraph">For 2 days, students were asked to work with their projects in an algorithmic way. They were asked to disregard their own 'personal' interests in the project and not to bring pre-conc<text:span text:style-name="T67">ei</text:span>ved ideas of what they wanted their project to be like. </text:p>
      <text:p text:style-name="PL-Paragraph"><text:span text:style-name="T129">Without going into much detail about individual projects, </text:span>I will explain briefly here each of the steps of the workshop <text:span text:style-name="T67">and attempt to 'translate' each step into a '</text:span><text:span text:style-name="T117">pseudo</text:span><text:span text:style-name="T67">-code' format</text:span>;</text:p>
      <text:p text:style-name="P3">Write your PROGRAM</text:p>
      <text:p text:style-name="P3"/>
      <text:p text:style-name="P2"><text:span text:style-name="T16">Defin</text:span><text:span text:style-name="T22">ing your </text:span><text:span text:style-name="T16">VARIABLES</text:span></text:p>
      <text:p text:style-name="PL-Code"><text:span text:style-name="T66">#</text:span><text:span text:style-name="T63">S</text:span><text:span text:style-name="T62">elect </text:span>them<text:span text:style-name="T62">e </text:span><text:span text:style-name="T63">and combine parameters</text:span></text:p>
      <text:p text:style-name="PL-Code"><text:span text:style-name="T66">#</text:span><text:span text:style-name="T63">N</text:span>ormalise <text:span text:style-name="T63">values</text:span></text:p>
      <text:p text:style-name="PL-Code"><text:span text:style-name="T65">int </text:span><text:span text:style-name="T4">parameter1</text:span><text:span text:style-name="T65"> = random (0,2);</text:span></text:p>
      <text:p text:style-name="PL-Code"><text:span text:style-name="T65">int </text:span><text:span text:style-name="T4">parameter2</text:span><text:span text:style-name="T65"> = random (0,2);</text:span></text:p>
      <text:p text:style-name="PL-Code"><text:span text:style-name="T65">int </text:span><text:span text:style-name="T4">parameter3</text:span><text:span text:style-name="T65"> = random (0,2);</text:span></text:p>
      <text:p text:style-name="PL-Code"><text:span text:style-name="T65">int </text:span><text:span text:style-name="T4">parameter4</text:span><text:span text:style-name="T65"> = random (0,2);</text:span></text:p>
      <text:p text:style-name="P1"/>
      <text:p text:style-name="PL-Paragraph">Students were asked to bring project data, <text:span text:style-name="T130">t</text:span>hat they had already collected and worked with in some way], and to treat it as a material that we would work with. So one of the early issues became how can you compare data about, say, <text:span text:style-name="T130">measureed </text:span>daylighting [quantitative] and <text:span text:style-name="T130">feelings of </text:span>seclusion [qualitative]. Students were asked to theme their data, and group parameters accordingly, for example around a theme of visibility, which could then act as frame for the next step – <text:s/>normalising the data. This we did in an almost perversely crude but '<text:span text:style-name="T138">precise'</text:span>' way – by <text:soft-page-break/>simply assigning values <text:span text:style-name="T130">- </text:span><text:s/>0,1 or 2 [i.e. no, maybe, yes] <text:span text:style-name="T130">- </text:span>to each parameter at <text:span text:style-name="T130">given</text:span> points. </text:p>
      <text:p text:style-name="P4"/>
      <text:p text:style-name="P11"><text:span text:style-name="T20">Structur</text:span><text:span text:style-name="T22">ing</text:span><text:span text:style-name="T17"> </text:span><text:span text:style-name="T21">your</text:span><text:span text:style-name="T17"> CODE</text:span></text:p>
      <text:p text:style-name="P37"/>
      <text:p text:style-name="P6"/>
      <text:p text:style-name="PL-Code">#Select 'geometric' condition and corresponding architectural 'logic'</text:p>
      <text:p text:style-name="PL-Code"><text:tab/>if (geomCond = = <text:span text:style-name="T2">plan</text:span>){</text:p>
      <text:p text:style-name="PL-Code"><text:tab/><text:tab/>model = <text:span text:style-name="T2">mesh</text:span>;</text:p>
      <text:p text:style-name="PL-Code"><text:tab/>}</text:p>
      <text:p text:style-name="PL-Code"/>
      <text:p text:style-name="PL-Code"><text:tab/>if ( geomCond = = <text:span text:style-name="T2">section</text:span>){</text:p>
      <text:p text:style-name="PL-Code"><text:tab/><text:tab/>model = <text:span text:style-name="T2">mass</text:span>;</text:p>
      <text:p text:style-name="PL-Code"><text:tab/>}</text:p>
      <text:p text:style-name="PL-Code"/>
      <text:p text:style-name="PL-Code"><text:tab/>if (geomCond = = elevation){</text:p>
      <text:p text:style-name="PL-Code"><text:tab/><text:tab/>model = <text:span text:style-name="T2">line</text:span>;</text:p>
      <text:p text:style-name="PL-Code"><text:tab/>}</text:p>
      <text:p text:style-name="P14"/>
      <text:p text:style-name="PL-Paragraph"><text:span text:style-name="T67">After defining the variables, the next step is to design the model - to decide what kind of model it will be. We used metaphors of traditional two dimensional architectural representation <text:s/>- plan, section, elevation to define a 'geometric' field for the model. </text:span></text:p>
      <text:p text:style-name="PL-Code"><text:span text:style-name="T66">#</text:span><text:span text:style-name="T65">S</text:span><text:span text:style-name="T27">elect topologica</text:span><text:span text:style-name="T65">l </text:span><text:span text:style-name="T27">condition</text:span></text:p>
      <text:p text:style-name="PL-Code"><text:span text:style-name="T63"><text:tab/>if (</text:span><text:span text:style-name="T68">topology</text:span><text:span text:style-name="T63"> = </text:span><text:span text:style-name="T64">=</text:span><text:span text:style-name="T63"> </text:span><text:span text:style-name="T2">fixed</text:span><text:span text:style-name="T63">){</text:span></text:p>
      <text:p text:style-name="PL-Code"><text:span text:style-name="T63"><text:tab/><text:tab/></text:span><text:span text:style-name="T68">field</text:span><text:span text:style-name="T63"> = </text:span><text:span text:style-name="T3"><text:s/></text:span><text:span text:style-name="T2">deformation</text:span><text:span text:style-name="T3">;</text:span></text:p>
      <text:p text:style-name="PL-Code"><text:tab/>}</text:p>
      <text:p text:style-name="PL-Code"/>
      <text:p text:style-name="PL-Code"><text:span text:style-name="T63"><text:tab/>if ( </text:span><text:span text:style-name="T68">topology</text:span><text:span text:style-name="T63"> = </text:span><text:span text:style-name="T64">=</text:span><text:span text:style-name="T63"> </text:span><text:span text:style-name="T2">dynamic</text:span><text:span text:style-name="T63">){</text:span></text:p>
      <text:p text:style-name="PL-Code"><text:span text:style-name="T63"><text:tab/><text:tab/></text:span><text:span text:style-name="T68">field</text:span><text:span text:style-name="T63"> = </text:span><text:span text:style-name="T3"><text:s/></text:span><text:span text:style-name="T2">relational</text:span><text:span text:style-name="T3">;</text:span></text:p>
      <text:p text:style-name="PL-Code"><text:tab/>}</text:p>
      <text:p text:style-name="PL-Code"/>
      <text:p text:style-name="PL-Code"><text:span text:style-name="T18">#</text:span><text:span text:style-name="T19">Determine</text:span><text:span text:style-name="T17"> code </text:span><text:span text:style-name="T19">logic</text:span></text:p>
      <text:p text:style-name="PL-Code"><text:span text:style-name="T63"><text:tab/>if ( </text:span><text:span text:style-name="T19">field</text:span><text:span text:style-name="T63"> = </text:span><text:span text:style-name="T64">=</text:span><text:span text:style-name="T63"> </text:span><text:span text:style-name="T2">deformation</text:span><text:span text:style-name="T63">) {</text:span></text:p>
      <text:p text:style-name="PL-Code"><text:span text:style-name="T63"><text:tab/><text:tab/></text:span><text:span text:style-name="T65">logic</text:span><text:span text:style-name="T63"> = </text:span><text:span text:style-name="T4">geometric</text:span><text:span text:style-name="T3">;</text:span></text:p>
      <text:p text:style-name="PL-Code"><text:tab/>} </text:p>
      <text:p text:style-name="PL-Code"/>
      <text:p text:style-name="PL-Code"><text:span text:style-name="T63"><text:tab/>if ( </text:span><text:span text:style-name="T19">field</text:span><text:span text:style-name="T63"> = </text:span><text:span text:style-name="T64">=</text:span><text:span text:style-name="T63"> </text:span><text:span text:style-name="T2">relational</text:span><text:span text:style-name="T63">) {</text:span></text:p>
      <text:p text:style-name="PL-Code"><text:span text:style-name="T63"><text:tab/><text:tab/></text:span><text:span text:style-name="T65">logic</text:span><text:span text:style-name="T63"> = </text:span><text:span text:style-name="T5">conditional</text:span><text:span text:style-name="T3">;</text:span></text:p>
      <text:p text:style-name="PL-Code"><text:tab/>}</text:p>
      <text:p text:style-name="P12"/>
      <text:p text:style-name="P31">Next is the topological condition – either fixed of dynamic - which is fundamentally, about the nature of the connections within the model. For example, the geometric condition of a mesh with fixed topology describes deformation – the model cannot make or break connections, it can only alter form within the existing topological condition. On the other hand, <text:s/>the geometric condition of a mesh with dynamic topology describes relation-ality. </text:p>
      <text:p text:style-name="P31">The logic of the code <text:span text:style-name="T130">that builds the model </text:span><text:s/>is defined by the topological <text:span text:style-name="T68">field – deformation field</text:span><text:span text:style-name="T130">s </text:span><text:span text:style-name="T68">are about a euclidean geometric logic, and relational fields are about conditional geometric logic.</text:span></text:p>
      <text:p text:style-name="PL-Paragraph">Once again, the topological <text:span text:style-name="T68">field</text:span> (and code logic) is determine by the specific project, each student choosing the most suitable condition for themselves.</text:p>
      <text:p text:style-name="P5"><text:soft-page-break/><text:span text:style-name="T69">Design</text:span><text:span text:style-name="T71">ing</text:span><text:span text:style-name="T69"> </text:span><text:span text:style-name="T28">your</text:span><text:span text:style-name="T69"> LOOPS</text:span></text:p>
      <text:p text:style-name="P40"/>
      <text:p text:style-name="PL-Code"><text:span text:style-name="T66">#</text:span><text:span text:style-name="T73">E</text:span><text:span text:style-name="T72">xample loops for making </text:span><text:span text:style-name="T94">p</text:span><text:span text:style-name="T72">hysical models</text:span></text:p>
      <text:p text:style-name="PL-Code"><text:span text:style-name="T72"><text:tab/></text:span><text:span text:style-name="T54"><text:tab/>If (</text:span><text:span text:style-name="T58">string</text:span><text:span text:style-name="T54"> = = </text:span><text:span text:style-name="T58">tooLong</text:span><text:span text:style-name="T54">){</text:span></text:p>
      <text:p text:style-name="PL-Code"><text:span text:style-name="T72"><text:tab/><text:tab/></text:span><text:span text:style-name="T6">stringCut</text:span><text:span text:style-name="T72"> = </text:span><text:span text:style-name="T6">true</text:span><text:span text:style-name="T72">;</text:span></text:p>
      <text:p text:style-name="PL-Code"><text:tab/>}</text:p>
      <text:p text:style-name="PL-Code"><text:tab/></text:p>
      <text:p text:style-name="PL-Code"><text:span text:style-name="T72"><text:tab/>If (</text:span><text:span text:style-name="T6">model</text:span><text:span text:style-name="T72"> = </text:span><text:span text:style-name="T6">unstable</text:span><text:span text:style-name="T72">)}</text:span></text:p>
      <text:p text:style-name="PL-Code"><text:span text:style-name="T72"><text:tab/><text:tab/></text:span><text:span text:style-name="T6">moreGlue</text:span><text:span text:style-name="T72"> = </text:span><text:span text:style-name="T6">true</text:span><text:span text:style-name="T72">;</text:span></text:p>
      <text:p text:style-name="PL-Code"><text:tab/>}</text:p>
      <text:p text:style-name="P13"/>
      <text:p text:style-name="PL-Paragraph"><text:span text:style-name="T72">Now, we have a model with normalised parameters in defined variables to work with and a 'geometric' field, with a corresponding logic, <text:s/>into which we can place them. The next step is the </text:span><text:span text:style-name="T23">loop. </text:span><text:span text:style-name="T54">In programming terms, the loop is the </text:span><text:span text:style-name="T54">'moving parts', it is the 'do' bit a code. For the students, the 'do' bit is making the physical model, so the loops are </text:span><text:span text:style-name="T54">about this. They have their data structure, their geometric rules – their loops cannot affect these things, they can only reflect them.</text:span></text:p>
      <text:p text:style-name="P9"/>
      <text:p text:style-name="P7">RUN <text:span text:style-name="T69">the code </text:span><text:span text:style-name="T72">and EXIT</text:span></text:p>
      <text:p text:style-name="P38"/>
      <text:p text:style-name="PL-Paragraph"><text:span text:style-name="T69">To build the model quickly, it was important for the students to execute the code </text:span><text:span text:style-name="T70">a computer would – in the most neutral way possible. They had to try not 'think' or 'design' any more </text:span><text:span text:style-name="T72">- these are activities they were doing when they were writing their program. They now had to </text:span><text:span text:style-name="T70">simply </text:span><text:span text:style-name="T72">run</text:span><text:span text:style-name="T70"> their program </text:span><text:span text:style-name="T72">and build the model.</text:span></text:p>
      <text:p text:style-name="P10"/>
      <text:p text:style-name="P41"><text:span text:style-name="T59">Outcomes</text:span></text:p>
      <text:p text:style-name="P41"><text:span text:style-name="T59"/></text:p>
      <text:p text:style-name="PL-Paragraph">The models produced are can be described as datascapes, and can be broadly categorised as either a deformation of surface or volume, or relational connectivity. Each model attempts, in some way, to combine and compare 'precise' and 'messy' data in such a way as to treat both as 'accurate' <text:span text:style-name="T130">and valid</text:span>. Furthermore, each model tries to do this whilst applying it spatially to <text:span text:style-name="T130">the </text:span>site[s] of the project. </text:p>
      <text:p text:style-name="P31"><text:span text:style-name="T74">The students found it difficult to pass from an analytical and diagrammatic phase of a project to a spatial phase. They were often concerned with loosing they complexity that they had uncovered through weeks of research by reducing it to mere 'architectural form'. The workshop provided a bridge between the two phases, addressing both the abstract qualities and spatial requirement of their projects. By working in an 'algorithmic' way, the students were able to put their difficulties to one side temporarily. They viewed the model making as simply the executing of the code. It </text:span><text:soft-page-break/><text:span text:style-name="T74">seemed they found it easier to design the code than the project. </text:span><text:span text:style-name="T75">This allowed them to work quickly, but not too quickly – it takes time and care to build a physical model, even a simple one. And the fact that the technique used physical models, rather than computer ones (which would certainly have been quicker for some of them) 'normalised' the skill level across the group. The tendency was for students to have similar skills with string and knives whereas there seemed to be a large gap between ability and experience with 3D software. </text:span></text:p>
      <text:p text:style-name="PL-Paragraph"><text:span text:style-name="T75">B</text:span><text:span text:style-name="T74">y this description, the workshop seems merely therapeutic </text:span><text:span text:style-name="T75">- if it is, it is only a side effect. </text:span></text:p>
      <text:p text:style-name="P31"><text:span text:style-name="T75">The specific interest for me lies in the description of a computational design method, and what contribution the </text:span><text:span text:style-name="T130">models made by the students</text:span><text:span text:style-name="T75"> during the workshop make to that. </text:span></text:p>
      <text:p text:style-name="P31"><text:span text:style-name="T75">What can I take from the</text:span><text:span text:style-name="T130">se</text:span><text:span text:style-name="T75"> techniques to build </text:span><text:span text:style-name="T76">such a met</text:span><text:span text:style-name="T77">h</text:span><text:span text:style-name="T76">odology</text:span><text:span text:style-name="T75">? Can I be a computational designer without a computer?</text:span></text:p>
      <text:p text:style-name="P8"/>
      <text:p text:style-name="P49">A computational methodology</text:p>
      <text:p text:style-name="P47"><text:span text:style-name="T111">algorithm</text:span><text:span text:style-name="T116">s </text:span><text:span text:style-name="T111"><text:s/>–</text:span><text:span text:style-name="T115"> as an explicit records of process</text:span></text:p>
      <text:p text:style-name="P47"><text:span text:style-name="T111">simulation</text:span><text:span text:style-name="T116">s </text:span><text:span text:style-name="T111"><text:s/>–</text:span><text:span text:style-name="T115"> as open experiments</text:span></text:p>
      <text:p text:style-name="P46"><text:span text:style-name="T111">interface</text:span><text:span text:style-name="T116">s </text:span><text:span text:style-name="T111"><text:s/>–</text:span><text:span text:style-name="T115"> as models of involvement</text:span><text:span text:style-name="T127"> </text:span></text:p>
      <text:p text:style-name="P36">Algorithms</text:p>
      <text:p text:style-name="P15"><text:span text:style-name="T79">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here appears then a conflict between the uses of even the term algorithm and the 'procedural' steps of the my workshop certainly seem to fit into the abstract category of computer science. Andrew Goffey, in his essay 'Algorithm', states that the conflict is in fact a conflation. Whilst there is a formal separation between an algorithm and the data that </text:span><text:span text:style-name="T131">i</text:span><text:span text:style-name="T79">t requires to execute its tasks, the relationship between the two is such that an algorithm stripped of its data </text:span><text:span text:style-name="T80"><text:s/></text:span><text:span text:style-name="T79">– i.e. it's context – is no longer an algorithm. Therefore, the algorithm as an abstract concept is problematic. </text:span></text:p>
      <text:p text:style-name="P16"><text:span text:style-name="T80">But are the steps that I described in the workshop really abstracted? It is true that they </text:span><text:span text:style-name="T80">exist outside a computer but it is not true to say that they are context-less. Even in the (deliberately) </text:span><text:soft-page-break/><text:span text:style-name="T80">crude way that I have set them out here, they contain a kind of programming language of their own. Like all </text:span><text:span text:style-name="T81">programming</text:span><text:span text:style-name="T80"> languages, they contain 'objects' and 'methods' that could be applied generally (e.g. 'if....' etc.), but also specific data types ( e.g. 'model'....), that are to do with aspects of architectural design processes.</text:span></text:p>
      <text:p text:style-name="P17">So the 'algorithm' of the workshop, in fact, is similar to software engineering rather than computer science. For Goffey the relevance of the 'algorithm' lies in it the context of it's use and not in it's potential <text:span text:style-name="T83">as </text:span>abstract metho<text:span text:style-name="T82">d –</text:span><text:span text:style-name="T84"> you cannot simply 'think algorithmically'. </text:span></text:p>
      <text:p text:style-name="PL-SubHeading"><text:span text:style-name="T106">Simulation</text:span><text:span text:style-name="T98">s</text:span></text:p>
      <text:p text:style-name="P18"><text:span text:style-name="T86">Goffey goes further in his description of </text:span><text:span text:style-name="T93">the</text:span><text:span text:style-name="T86"> limitations of the abstract algorithm. He states that by </text:span><text:span text:style-name="T86">attempting to understand something algorithmically, it only serves to re-enforce it, </text:span><text:span text:style-name="T109">to validate it,</text:span><text:span text:style-name="T86"> rather than to understand it.</text:span></text:p>
      <text:p text:style-name="PL-Quote"><text:span text:style-name="T86">“What is an algorithm if not the conceptual embodiment of instrumental rationality within real machines” </text:span><text:reference-mark-start text:name="ZOTERO_ITEM CSL_CITATION {&quot;citationID&quot;:&quot;7JOux4LA&quot;,&quot;properties&quot;:{&quot;formattedCitation&quot;:&quot;(Fuller, 2008, p. p19)&quot;,&quot;plainCitation&quot;:&quot;(Fuller, 2008, p. p19)&quot;},&quot;citationItems&quot;:[{&quot;id&quot;:107,&quot;uris&quot;:[&quot;http://zotero.org/users/1158593/items/9ZMEDICM&quot;],&quot;uri&quot;:[&quot;http://zotero.org/users/1158593/items/9ZMEDICM&quot;],&quot;itemData&quot;:{&quot;id&quot;:107,&quot;type&quot;:&quot;book&quot;,&quot;title&quot;:&quot;Software Studies: A Lexicon&quot;,&quot;publisher&quot;:&quot;The MIT Press&quot;,&quot;number-of-pages&quot;:&quot;334&quot;,&quot;ISBN&quot;:&quot;9780262062749&quot;,&quot;language&quot;:&quot;en&quot;,&quot;author&quot;:[{&quot;family&quot;:&quot;Fuller&quot;,&quot;given&quot;:&quot;Matthew&quot;}],&quot;issued&quot;:{&quot;date-parts&quot;:[[&quot;2008&quot;,6,30]]}},&quot;locator&quot;:&quot;p19&quot;,&quot;label&quot;:&quot;page&quot;}],&quot;schema&quot;:&quot;https://github.com/citation-style-language/schema/raw/master/csl-citation.json&quot;} RNDJ46KkAamBA"/>(Fuller, 2008, p. p19)<text:reference-mark-end text:name="ZOTERO_ITEM CSL_CITATION {&quot;citationID&quot;:&quot;7JOux4LA&quot;,&quot;properties&quot;:{&quot;formattedCitation&quot;:&quot;(Fuller, 2008, p. p19)&quot;,&quot;plainCitation&quot;:&quot;(Fuller, 2008, p. p19)&quot;},&quot;citationItems&quot;:[{&quot;id&quot;:107,&quot;uris&quot;:[&quot;http://zotero.org/users/1158593/items/9ZMEDICM&quot;],&quot;uri&quot;:[&quot;http://zotero.org/users/1158593/items/9ZMEDICM&quot;],&quot;itemData&quot;:{&quot;id&quot;:107,&quot;type&quot;:&quot;book&quot;,&quot;title&quot;:&quot;Software Studies: A Lexicon&quot;,&quot;publisher&quot;:&quot;The MIT Press&quot;,&quot;number-of-pages&quot;:&quot;334&quot;,&quot;ISBN&quot;:&quot;9780262062749&quot;,&quot;language&quot;:&quot;en&quot;,&quot;author&quot;:[{&quot;family&quot;:&quot;Fuller&quot;,&quot;given&quot;:&quot;Matthew&quot;}],&quot;issued&quot;:{&quot;date-parts&quot;:[[&quot;2008&quot;,6,30]]}},&quot;locator&quot;:&quot;p19&quot;,&quot;label&quot;:&quot;page&quot;}],&quot;schema&quot;:&quot;https://github.com/citation-style-language/schema/raw/master/csl-citation.json&quot;} RNDJ46KkAamBA"/></text:p>
      <text:p text:style-name="P24"><text:span text:style-name="T87">This is not only a critique of the algorithm as formal notion, but is also linked </text:span><text:span text:style-name="T131">to the</text:span><text:span text:style-name="T87"> critiques with</text:span><text:span text:style-name="T131">in</text:span><text:span text:style-name="T87"> feminism of the construction of scientific knowledge and the notion of simulation </text:span><text:span text:style-name="T91">and in particular Donna Haraway </text:span><text:span text:style-name="T138">has traced</text:span><text:span text:style-name="T89"> a history of scientific research </text:span><text:span text:style-name="T92">in</text:span><text:span text:style-name="T89">to primate behaviour, and social order </text:span><text:span text:style-name="T138">of primates, </text:span><text:span text:style-name="T89"><text:s/>in order to describe how certain political ideas are first </text:span><text:span text:style-name="T90">inserted</text:span><text:span text:style-name="T89"> </text:span><text:span text:style-name="T92">into, </text:span><text:span text:style-name="T89">and then validated </text:span><text:span text:style-name="T92">by</text:span><text:span text:style-name="T89"> the mechanics </text:span><text:span text:style-name="T92">of,</text:span><text:span text:style-name="T89"> the </text:span><text:span text:style-name="T92">(</text:span><text:span text:style-name="T89">supposed</text:span><text:span text:style-name="T92">ly</text:span><text:span text:style-name="T89"> objectiv</text:span><text:span text:style-name="T92">e) </text:span><text:span text:style-name="T89">'scientific method'. </text:span><text:span text:style-name="T92">One of the</text:span><text:span text:style-name="T89"> conclusions that </text:span><text:span text:style-name="T92">these </text:span><text:span text:style-name="T91">scientists</text:span><text:span text:style-name="T89"> draw from </text:span><text:span text:style-name="T91">the</text:span><text:span text:style-name="T92">ir</text:span><text:span text:style-name="T91"> early</text:span><text:span text:style-name="T89"> experiments </text:span><text:span text:style-name="T92">is </text:span><text:span text:style-name="T90">that</text:span><text:span text:style-name="T89"> 'dominance' and in particular the idea of male dominance </text:span><text:span text:style-name="T90">are central to 'social order'</text:span><text:span text:style-name="T89">. Haraway claims that this is not the result of </text:span><text:span text:style-name="T92">'</text:span><text:span text:style-name="T89">objective observation</text:span><text:span text:style-name="T92">'</text:span><text:span text:style-name="T89"> during </text:span><text:span text:style-name="T92">the </text:span><text:span text:style-name="T89">experiments, but </text:span><text:span text:style-name="T92">is </text:span><text:span text:style-name="T89">instead </text:span><text:span text:style-name="T92">due to the existence</text:span><text:span text:style-name="T89"> of 'domination' as socio-political principle</text:span><text:span text:style-name="T88">. </text:span><text:span text:style-name="T131">She states:</text:span></text:p>
      <text:p text:style-name="PL-Quote">"The political principle of domination has been transformed here into the legitimating scientific principle of dominance as a natural property with a physical-chemical base." <text:reference-mark-start text:name="ZOTERO_ITEM CSL_CITATION {&quot;citationID&quot;:&quot;4kYqJyv3&quot;,&quot;properties&quot;:{&quot;formattedCitation&quot;:&quot;(Fuller, 2008, p. p19)&quot;,&quot;plainCitation&quot;:&quot;(Fuller, 2008, p. p19)&quot;},&quot;citationItems&quot;:[{&quot;id&quot;:107,&quot;uris&quot;:[&quot;http://zotero.org/users/1158593/items/9ZMEDICM&quot;],&quot;uri&quot;:[&quot;http://zotero.org/users/1158593/items/9ZMEDICM&quot;],&quot;itemData&quot;:{&quot;id&quot;:107,&quot;type&quot;:&quot;book&quot;,&quot;title&quot;:&quot;Software Studies: A Lexicon&quot;,&quot;publisher&quot;:&quot;The MIT Press&quot;,&quot;number-of-pages&quot;:&quot;334&quot;,&quot;ISBN&quot;:&quot;9780262062749&quot;,&quot;language&quot;:&quot;en&quot;,&quot;author&quot;:[{&quot;family&quot;:&quot;Fuller&quot;,&quot;given&quot;:&quot;Matthew&quot;}],&quot;issued&quot;:{&quot;date-parts&quot;:[[&quot;2008&quot;,6,30]]}},&quot;locator&quot;:&quot;p19&quot;,&quot;label&quot;:&quot;page&quot;}],&quot;schema&quot;:&quot;https://github.com/citation-style-language/schema/raw/master/csl-citation.json&quot;} RNDHu2GyVhuTT"/>(Fuller, 2008, p. p19)<text:reference-mark-end text:name="ZOTERO_ITEM CSL_CITATION {&quot;citationID&quot;:&quot;4kYqJyv3&quot;,&quot;properties&quot;:{&quot;formattedCitation&quot;:&quot;(Fuller, 2008, p. p19)&quot;,&quot;plainCitation&quot;:&quot;(Fuller, 2008, p. p19)&quot;},&quot;citationItems&quot;:[{&quot;id&quot;:107,&quot;uris&quot;:[&quot;http://zotero.org/users/1158593/items/9ZMEDICM&quot;],&quot;uri&quot;:[&quot;http://zotero.org/users/1158593/items/9ZMEDICM&quot;],&quot;itemData&quot;:{&quot;id&quot;:107,&quot;type&quot;:&quot;book&quot;,&quot;title&quot;:&quot;Software Studies: A Lexicon&quot;,&quot;publisher&quot;:&quot;The MIT Press&quot;,&quot;number-of-pages&quot;:&quot;334&quot;,&quot;ISBN&quot;:&quot;9780262062749&quot;,&quot;language&quot;:&quot;en&quot;,&quot;author&quot;:[{&quot;family&quot;:&quot;Fuller&quot;,&quot;given&quot;:&quot;Matthew&quot;}],&quot;issued&quot;:{&quot;date-parts&quot;:[[&quot;2008&quot;,6,30]]}},&quot;locator&quot;:&quot;p19&quot;,&quot;label&quot;:&quot;page&quot;}],&quot;schema&quot;:&quot;https://github.com/citation-style-language/schema/raw/master/csl-citation.json&quot;} RNDHu2GyVhuTT"/></text:p>
      <text:p text:style-name="P32"><text:span text:style-name="Strong_20_Emphasis"><text:span text:style-name="T33">Similarly, </text:span></text:span><text:span text:style-name="Strong_20_Emphasis"><text:span text:style-name="T48">when,</text:span></text:span><text:span text:style-name="Strong_20_Emphasis"><text:span text:style-name="T33"> describing a simulation of a swinging pendulum within an abstract mathematical manifold, Manuel</text:span></text:span><text:span text:style-name="T96"> </text:span><text:span text:style-name="T95">De Landa, </text:span><text:span text:style-name="T131">describes</text:span><text:span text:style-name="T96"> the problem of </text:span><text:span text:style-name="T95">'system definition</text:span><text:span text:style-name="T131">' within simulation</text:span><text:span text:style-name="T95">. </text:span><text:span text:style-name="T131">T</text:span><text:span text:style-name="T95">he swinging of a pendulum is one </text:span><text:span text:style-name="T96">definition </text:span><text:span text:style-name="T131">of the system</text:span><text:span text:style-name="T96"> but</text:span><text:span text:style-name="T95"> </text:span><text:span text:style-name="T96">a</text:span><text:span text:style-name="T95"> pendulum could also melt under high temperature – a 'possibility' that is not mapped with</text:span><text:span text:style-name="T138">in</text:span><text:span text:style-name="T95"> the </text:span><text:span text:style-name="T96">simulation and is therefore missing from the results of the simulation</text:span><text:span text:style-name="T95">. </text:span><text:span text:style-name="T97">Further to this, De Landa </text:span><text:span text:style-name="T96">identifies</text:span><text:span text:style-name="T97"> a trade between 'actual' and </text:span><text:soft-page-break/><text:span text:style-name="T131">'</text:span><text:span text:style-name="T97">modelled</text:span><text:span text:style-name="T131">'</text:span><text:span text:style-name="T97"> complexity in the </text:span><text:span text:style-name="T96">simulation</text:span><text:span text:style-name="T97">.</text:span></text:p>
      <text:p text:style-name="PL-Quote"><text:span text:style-name="T95">“</text:span><text:span text:style-name="T97">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text:span><text:reference-mark-start text:name="ZOTERO_ITEM CSL_CITATION {&quot;citationID&quot;:&quot;wMNPJTXE&quot;,&quot;properties&quot;:{&quot;formattedCitation&quot;:&quot;(DeLanda, 2005, p. p14)&quot;,&quot;plainCitation&quot;:&quot;(DeLanda, 2005, p. p14)&quot;},&quot;citationItems&quot;:[{&quot;id&quot;:44,&quot;uris&quot;:[&quot;http://zotero.org/users/1158593/items/VRA9RTGV&quot;],&quot;uri&quot;:[&quot;http://zotero.org/users/1158593/items/VRA9RTGV&quot;],&quot;itemData&quot;:{&quot;id&quot;:44,&quot;type&quot;:&quot;book&quot;,&quot;title&quot;:&quot;Intensive Science and Virtual Philosophy&quot;,&quot;publisher&quot;:&quot;Continuum International Pub Group&quot;,&quot;number-of-pages&quot;:&quot;232&quot;,&quot;ISBN&quot;:&quot;9780826479327&quot;,&quot;language&quot;:&quot;en&quot;,&quot;author&quot;:[{&quot;family&quot;:&quot;DeLanda&quot;,&quot;given&quot;:&quot;Manuel&quot;}],&quot;issued&quot;:{&quot;date-parts&quot;:[[&quot;2005&quot;,5,1]]}},&quot;locator&quot;:&quot;p14&quot;,&quot;label&quot;:&quot;page&quot;}],&quot;schema&quot;:&quot;https://github.com/citation-style-language/schema/raw/master/csl-citation.json&quot;} RNDXK6bycQ7eU"/>(DeLanda, 2005, p. p14)<text:reference-mark-end text:name="ZOTERO_ITEM CSL_CITATION {&quot;citationID&quot;:&quot;wMNPJTXE&quot;,&quot;properties&quot;:{&quot;formattedCitation&quot;:&quot;(DeLanda, 2005, p. p14)&quot;,&quot;plainCitation&quot;:&quot;(DeLanda, 2005, p. p14)&quot;},&quot;citationItems&quot;:[{&quot;id&quot;:44,&quot;uris&quot;:[&quot;http://zotero.org/users/1158593/items/VRA9RTGV&quot;],&quot;uri&quot;:[&quot;http://zotero.org/users/1158593/items/VRA9RTGV&quot;],&quot;itemData&quot;:{&quot;id&quot;:44,&quot;type&quot;:&quot;book&quot;,&quot;title&quot;:&quot;Intensive Science and Virtual Philosophy&quot;,&quot;publisher&quot;:&quot;Continuum International Pub Group&quot;,&quot;number-of-pages&quot;:&quot;232&quot;,&quot;ISBN&quot;:&quot;9780826479327&quot;,&quot;language&quot;:&quot;en&quot;,&quot;author&quot;:[{&quot;family&quot;:&quot;DeLanda&quot;,&quot;given&quot;:&quot;Manuel&quot;}],&quot;issued&quot;:{&quot;date-parts&quot;:[[&quot;2005&quot;,5,1]]}},&quot;locator&quot;:&quot;p14&quot;,&quot;label&quot;:&quot;page&quot;}],&quot;schema&quot;:&quot;https://github.com/citation-style-language/schema/raw/master/csl-citation.json&quot;} RNDXK6bycQ7eU"/></text:p>
      <text:p text:style-name="P32"><text:span text:style-name="Strong_20_Emphasis"><text:span text:style-name="T102">There is a further difficulty in dealing with simulation that is related to access to the tools of simulation. In Haraways</text:span></text:span><text:span text:style-name="Strong_20_Emphasis"><text:span text:style-name="T105">'s example</text:span></text:span><text:span text:style-name="Strong_20_Emphasis"><text:span text:style-name="T102">, 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03">Contemporary</text:span></text:span><text:span text:style-name="Strong_20_Emphasis"><text:span text:style-name="T102"> simulations are more commonly undertaken using computational technology </text:span></text:span><text:span text:style-name="Strong_20_Emphasis"><text:span text:style-name="T103">but the same problem occurs. </text:span></text:span></text:p>
      <text:p text:style-name="P27"><text:span text:style-name="Strong_20_Emphasis"><text:span text:style-name="T99">In his essay 'Computing Power</text:span></text:span><text:span text:style-name="Strong_20_Emphasis"><text:span text:style-name="T101">'</text:span></text:span><text:span text:style-name="Strong_20_Emphasis"><text:span text:style-name="T99">, Ron Eglash likens the Marxist idea of ownership of labour </text:span></text:span><text:span text:style-name="Strong_20_Emphasis"><text:span text:style-name="T100">(physical power)</text:span></text:span><text:span text:style-name="Strong_20_Emphasis"><text:span text:style-name="T99">, to the</text:span></text:span><text:span text:style-name="Strong_20_Emphasis"><text:span text:style-name="T103"> idea of ownership of computers (as processing power), </text:span></text:span><text:span text:style-name="Strong_20_Emphasis"><text:span text:style-name="T104">which</text:span></text:span><text:span text:style-name="Strong_20_Emphasis"><text:span text:style-name="T103"> is a worrying proposition in the context of cloud computing. </text:span></text:span></text:p>
      <text:p text:style-name="P20"><text:span text:style-name="Strong_20_Emphasis"><text:span text:style-name="T29">So </text:span></text:span><text:span text:style-name="Strong_20_Emphasis"><text:span text:style-name="T42">if </text:span></text:span><text:span text:style-name="Strong_20_Emphasis"><text:span text:style-name="T29">the </text:span></text:span><text:span text:style-name="Strong_20_Emphasis"><text:span text:style-name="T31">problems</text:span></text:span><text:span text:style-name="Strong_20_Emphasis"><text:span text:style-name="T29"> of 'thinking algor</text:span></text:span><text:span text:style-name="Strong_20_Emphasis"><text:span text:style-name="T30">ithmically' are </text:span></text:span><text:span text:style-name="Strong_20_Emphasis"><text:span text:style-name="T33">linked to the difficulties of simulation </text:span></text:span><text:span text:style-name="Strong_20_Emphasis"><text:span text:style-name="T42">in constructing scientific knowledge,</text:span></text:span><text:span text:style-name="Strong_20_Emphasis"><text:span text:style-name="T33"> </text:span></text:span><text:span text:style-name="Strong_20_Emphasis"><text:span text:style-name="T30">what are the </text:span></text:span><text:span text:style-name="Strong_20_Emphasis"><text:span text:style-name="T42">other </text:span></text:span><text:span text:style-name="Strong_20_Emphasis"><text:span text:style-name="T30">possibilities </text:span></text:span><text:span text:style-name="Strong_20_Emphasis"><text:span text:style-name="T33">for thinking </text:span></text:span><text:span text:style-name="Strong_20_Emphasis"><text:span text:style-name="T24">with</text:span></text:span><text:span text:style-name="Strong_20_Emphasis"><text:span text:style-name="T33"> algorithms</text:span></text:span><text:span text:style-name="Strong_20_Emphasis"><text:span text:style-name="T30">?</text:span></text:span></text:p>
      <text:p text:style-name="P32"><text:span text:style-name="Strong_20_Emphasis"><text:span text:style-name="T30">Returning to Goffey, t</text:span></text:span><text:span text:style-name="Strong_20_Emphasis"><text:span text:style-name="T33">hey </text:span></text:span><text:span text:style-name="Strong_20_Emphasis"><text:span text:style-name="T43">perhaps </text:span></text:span><text:span text:style-name="Strong_20_Emphasis"><text:span text:style-name="T30">lie in the 'mess' of algorithms within software engineering. Software is buggy and </text:span></text:span><text:span text:style-name="Strong_20_Emphasis"><text:span text:style-name="T32">sometimes</text:span></text:span><text:span text:style-name="Strong_20_Emphasis"><text:span text:style-name="T30"> </text:span></text:span><text:span text:style-name="Strong_20_Emphasis"><text:span text:style-name="T32">crashes</text:span></text:span><text:span text:style-name="Strong_20_Emphasis"><text:span text:style-name="T30"> – algorithms don't always work. Within this framing, a formal definition of an algorithm becomes trickier. </text:span></text:span></text:p>
      <text:p text:style-name="P32"><text:span text:style-name="Strong_20_Emphasis"><text:span text:style-name="T30">Is it still an algorithm if it doesn't work as intended? Or doesn't work at all? </text:span></text:span><text:span text:style-name="Strong_20_Emphasis"><text:span text:style-name="T48">And how is the so-called functionality of the algorithm mediated? </text:span></text:span><text:span text:style-name="Strong_20_Emphasis"><text:span text:style-name="T49">How do we experience algorithms?</text:span></text:span></text:p>
      <text:p text:style-name="PL-SubHeading"><text:span text:style-name="Strong_20_Emphasis"><text:span text:style-name="T98">Interfaces</text:span></text:span></text:p>
      <text:p text:style-name="P19"><text:span text:style-name="Strong_20_Emphasis"><text:span text:style-name="T34">The main way we all engage with computational technology is software and consequently 'interface'. But as definition of software becomes tricky, so does a question of interface. The familiar paradigm of screen, keyboard, mouse is ending (so we are told), as contemporary trends of touch screens become more prevalent. What does that say about the relationship between interface and input? Between creation and consumption? </text:span></text:span></text:p>
      <text:p text:style-name="P26"><text:span text:style-name="Strong_20_Emphasis"><text:span text:style-name="T34">The boundaries between what constitutes software and interface are can be easily blurred simply by introducing the issue of 'user knowledge' (or more specifically, 'user familiarity'). The notion of the Graphical User Interface (GUI), which contains the kind of visual 'feedback' many of us are used </text:span></text:span><text:soft-page-break/><text:span text:style-name="Strong_20_Emphasis"><text:span text:style-name="T34">to (buttons, menus, windows, etc.) <text:s/>has become not only a way of describing the problem of 'interface' but also a (pejorative) way of defining 'software' – it must have a GUI to be software, . </text:span></text:span><text:span text:style-name="Strong_20_Emphasis"><text:span text:style-name="T35">But then what is a programming language? I </text:span></text:span><text:span text:style-name="Strong_20_Emphasis"><text:span text:style-name="T47">also have to </text:span></text:span><text:span text:style-name="Strong_20_Emphasis"><text:span text:style-name="T35">download it....I </text:span></text:span><text:span text:style-name="Strong_20_Emphasis"><text:span text:style-name="T47">have to </text:span></text:span><text:span text:style-name="Strong_20_Emphasis"><text:span text:style-name="T35">install it.....it </text:span></text:span><text:span text:style-name="Strong_20_Emphasis"><text:span text:style-name="T47">also </text:span></text:span><text:span text:style-name="Strong_20_Emphasis"><text:span text:style-name="T35">crashes. </text:span></text:span></text:p>
      <text:p text:style-name="P26"><text:span text:style-name="Strong_20_Emphasis"><text:span text:style-name="T35">Some programming languages come with their own GUI (</text:span></text:span><text:span text:style-name="Strong_20_Emphasis"><text:span text:style-name="T37">P</text:span></text:span><text:span text:style-name="Strong_20_Emphasis"><text:span text:style-name="T35">rocessing for example), some require a </text:span></text:span><text:span text:style-name="Strong_20_Emphasis"><text:span text:style-name="T35">piece of software, an Integrated Development Environment (IDE), in order to use them. Many allow me to download further libraries that I must also install and link to my IDE. And I have chosen a clever IDE, that understands the programming language I am using and highlights the text as I type, indicating the limits of </text:span></text:span><text:span text:style-name="Strong_20_Emphasis"><text:span text:style-name="T36">either </text:span></text:span><text:span text:style-name="Strong_20_Emphasis"><text:span text:style-name="T35">my typing </text:span></text:span><text:span text:style-name="Strong_20_Emphasis"><text:span text:style-name="T36">ability </text:span></text:span><text:span text:style-name="Strong_20_Emphasis"><text:span text:style-name="T35">or my programming skills, <text:s/>like a word processor for </text:span></text:span><text:span text:style-name="Strong_20_Emphasis"><text:span text:style-name="T36">geeks....</text:span></text:span></text:p>
      <text:p text:style-name="P25"><text:span text:style-name="Strong_20_Emphasis"><text:span text:style-name="T38">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L-Quote"><text:span text:style-name="Strong_20_Emphasis"><text:span text:style-name="T38">"...[it] empowers users by modelling them, and in doing so effects their disappearance, their incorporation into their model" </text:span></text:span><text:reference-mark-start text:name="ZOTERO_ITEM CSL_CITATION {&quot;citationID&quot;:&quot;NXDUIBqw&quot;,&quot;properties&quot;:{&quot;formattedCitation&quot;:&quot;(Fuller, 2003, p. p13)&quot;,&quot;plainCitation&quot;:&quot;(Fuller, 2003, p. p13)&quot;},&quot;citationItems&quot;:[{&quot;id&quot;:196,&quot;uris&quot;:[&quot;http://zotero.org/users/1158593/items/VJUXWSES&quot;],&quot;uri&quot;:[&quot;http://zotero.org/users/1158593/items/VJUXWSES&quot;],&quot;itemData&quot;:{&quot;id&quot;:196,&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locator&quot;:&quot;p13&quot;,&quot;label&quot;:&quot;page&quot;}],&quot;schema&quot;:&quot;https://github.com/citation-style-language/schema/raw/master/csl-citation.json&quot;} RNDRQbyVynK0L"/>(Fuller, 2003, p. p13)<text:reference-mark-end text:name="ZOTERO_ITEM CSL_CITATION {&quot;citationID&quot;:&quot;NXDUIBqw&quot;,&quot;properties&quot;:{&quot;formattedCitation&quot;:&quot;(Fuller, 2003, p. p13)&quot;,&quot;plainCitation&quot;:&quot;(Fuller, 2003, p. p13)&quot;},&quot;citationItems&quot;:[{&quot;id&quot;:196,&quot;uris&quot;:[&quot;http://zotero.org/users/1158593/items/VJUXWSES&quot;],&quot;uri&quot;:[&quot;http://zotero.org/users/1158593/items/VJUXWSES&quot;],&quot;itemData&quot;:{&quot;id&quot;:196,&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locator&quot;:&quot;p13&quot;,&quot;label&quot;:&quot;page&quot;}],&quot;schema&quot;:&quot;https://github.com/citation-style-language/schema/raw/master/csl-citation.json&quot;} RNDRQbyVynK0L"/></text:p>
      <text:p text:style-name="P25"><text:span text:style-name="Strong_20_Emphasis"><text:span text:style-name="T36">Fuller advocates a move away from </text:span></text:span><text:span text:style-name="Strong_20_Emphasis"><text:span text:style-name="T38">viewing software through the lens of </text:span></text:span><text:span text:style-name="Strong_20_Emphasis"><text:span text:style-name="T36">HCI, </text:span></text:span><text:span text:style-name="Strong_20_Emphasis"><text:span text:style-name="T38">claiming</text:span></text:span><text:span text:style-name="Strong_20_Emphasis"><text:span text:style-name="T36"> that one of the most interesting aspects of software is that it contains </text:span></text:span><text:span text:style-name="Strong_20_Emphasis"><text:span text:style-name="T48">what he calls </text:span></text:span><text:span text:style-name="Strong_20_Emphasis"><text:span text:style-name="T36">models of involvement - citing the modular nature of UNIX. </text:span></text:span><text:span text:style-name="Strong_20_Emphasis"><text:span text:style-name="T39">Here, Fuller is creating a kind of 'software methodology', that includes the following;</text:span></text:span></text:p>
      <text:p text:style-name="PL-Quote">CRITICAL SOFTWARE - exploring software "....by means of its own devices." <text:reference-mark-start text:name="ZOTERO_ITEM CSL_CITATION {&quot;citationID&quot;:&quot;vE8G06Pa&quot;,&quot;properties&quot;:{&quot;formattedCitation&quot;:&quot;(Fuller, 2003, p. p23)&quot;,&quot;plainCitation&quot;:&quot;(Fuller, 2003, p. p23)&quot;},&quot;citationItems&quot;:[{&quot;id&quot;:196,&quot;uris&quot;:[&quot;http://zotero.org/users/1158593/items/VJUXWSES&quot;],&quot;uri&quot;:[&quot;http://zotero.org/users/1158593/items/VJUXWSES&quot;],&quot;itemData&quot;:{&quot;id&quot;:196,&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locator&quot;:&quot;p23&quot;,&quot;label&quot;:&quot;page&quot;}],&quot;schema&quot;:&quot;https://github.com/citation-style-language/schema/raw/master/csl-citation.json&quot;} RNDVYxsCdIn5e"/>(Fuller, 2003, p. p23)<text:reference-mark-end text:name="ZOTERO_ITEM CSL_CITATION {&quot;citationID&quot;:&quot;vE8G06Pa&quot;,&quot;properties&quot;:{&quot;formattedCitation&quot;:&quot;(Fuller, 2003, p. p23)&quot;,&quot;plainCitation&quot;:&quot;(Fuller, 2003, p. p23)&quot;},&quot;citationItems&quot;:[{&quot;id&quot;:196,&quot;uris&quot;:[&quot;http://zotero.org/users/1158593/items/VJUXWSES&quot;],&quot;uri&quot;:[&quot;http://zotero.org/users/1158593/items/VJUXWSES&quot;],&quot;itemData&quot;:{&quot;id&quot;:196,&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locator&quot;:&quot;p23&quot;,&quot;label&quot;:&quot;page&quot;}],&quot;schema&quot;:&quot;https://github.com/citation-style-language/schema/raw/master/csl-citation.json&quot;} RNDVYxsCdIn5e"/></text:p>
      <text:p text:style-name="PL-Quote"><text:span text:style-name="Strong_20_Emphasis"><text:span text:style-name="T39">SPECULATIVE SOFTWARE - "...as mutant epistemology"- "..the reinvention of software as its own means." </text:span></text:span><text:reference-mark-start text:name="ZOTERO_ITEM CSL_CITATION {&quot;citationID&quot;:&quot;ZKdWi2H1&quot;,&quot;properties&quot;:{&quot;formattedCitation&quot;:&quot;(Fuller, 2003, p. p30)&quot;,&quot;plainCitation&quot;:&quot;(Fuller, 2003, p. p30)&quot;},&quot;citationItems&quot;:[{&quot;id&quot;:196,&quot;uris&quot;:[&quot;http://zotero.org/users/1158593/items/VJUXWSES&quot;],&quot;uri&quot;:[&quot;http://zotero.org/users/1158593/items/VJUXWSES&quot;],&quot;itemData&quot;:{&quot;id&quot;:196,&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locator&quot;:&quot;p30&quot;,&quot;label&quot;:&quot;page&quot;}],&quot;schema&quot;:&quot;https://github.com/citation-style-language/schema/raw/master/csl-citation.json&quot;} RND8wqRRLFUFH"/>(Fuller, 2003, p. p30)<text:reference-mark-end text:name="ZOTERO_ITEM CSL_CITATION {&quot;citationID&quot;:&quot;ZKdWi2H1&quot;,&quot;properties&quot;:{&quot;formattedCitation&quot;:&quot;(Fuller, 2003, p. p30)&quot;,&quot;plainCitation&quot;:&quot;(Fuller, 2003, p. p30)&quot;},&quot;citationItems&quot;:[{&quot;id&quot;:196,&quot;uris&quot;:[&quot;http://zotero.org/users/1158593/items/VJUXWSES&quot;],&quot;uri&quot;:[&quot;http://zotero.org/users/1158593/items/VJUXWSES&quot;],&quot;itemData&quot;:{&quot;id&quot;:196,&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locator&quot;:&quot;p30&quot;,&quot;label&quot;:&quot;page&quot;}],&quot;schema&quot;:&quot;https://github.com/citation-style-language/schema/raw/master/csl-citation.json&quot;} RND8wqRRLFUFH"/></text:p>
      <text:p text:style-name="P33"><text:span text:style-name="Strong_20_Emphasis"><text:span text:style-name="T39">SOCIAL SOFTWARE - created by and for those excluded from commercial software, and is changed over time by the social interaction of the participants</text:span></text:span></text:p>
      <text:p text:style-name="P27"><text:span text:style-name="Strong_20_Emphasis"><text:span text:style-name="T40">Fuller wants us to engage with computing through (what is commonly understood as) software, and to do that on its own terms. He is making a claim for software as culture, </text:span></text:span><text:span text:style-name="Strong_20_Emphasis"><text:span text:style-name="T41">in which '</text:span></text:span><text:span text:style-name="Strong_20_Emphasis"><text:span text:style-name="T36">models of involvement</text:span></text:span><text:span text:style-name="Strong_20_Emphasis"><text:span text:style-name="T41">' are crucial. One such model could be FLOSS (free/libre/open source software). However, </text:span></text:span>Fuller is critical of <text:span text:style-name="T107">the environment</text:span> of open software where the users and developers are <text:soft-page-break/>basically the same group <text:span text:style-name="T107">in which the</text:span><text:span text:style-name="Strong_20_Emphasis"><text:span text:style-name="T40"> 'extended negotiation' between user and programmer become</text:span></text:span><text:span text:style-name="Strong_20_Emphasis"><text:span text:style-name="T41">s</text:span></text:span><text:span text:style-name="Strong_20_Emphasis"><text:span text:style-name="T40"> a closed loop</text:span></text:span><text:span text:style-name="Strong_20_Emphasis"><text:span text:style-name="T41">. </text:span></text:span><text:span text:style-name="T107">Additionally,</text:span> the apparent openness is effectively closed by the technical requirements for participation. </text:p>
      <text:p text:style-name="P27"><text:span text:style-name="T107">Furthermore, while ideas of 'open source' are are often coloured by hopes of freedom from the constraints commercial software, the outcomes </text:span>simply follows the paradigms of <text:span text:style-name="T107">those</text:span> commercial products <text:s/><text:span text:style-name="T107">- think of Microsoft Office v OpenOffice. They perform the almost identical functions, with an almost identical, skeuomorphic interface, based on a typewriter and a piece of paper. </text:span></text:p>
      <text:p text:style-name="P42"><text:span text:style-name="T108">The same could be said of mainstream CAD software commonly used in architectural design, where the set-up up of 'interface' is</text:span><text:span text:style-name="T118"> </text:span><text:span text:style-name="T119">resembling</text:span><text:span text:style-name="T108"> </text:span><text:span text:style-name="T119">a</text:span><text:span text:style-name="T108"> drawing board.</text:span></text:p>
      <text:p text:style-name="PL-Heading"><text:span text:style-name="T139">Conclusion</text:span></text:p>
      <text:p text:style-name="PL-SubHeading"><text:span text:style-name="T133">what is TACTILE PROGRAMMING </text:span><text:span text:style-name="T134">in terms of </text:span><text:span text:style-name="T135">making</text:span><text:span text:style-name="T136"> </text:span><text:span text:style-name="T137">new </text:span><text:span text:style-name="T136">methods </text:span><text:span text:style-name="T137">of computing</text:span></text:p>
      <text:p text:style-name="PL-SubHeading"><text:span text:style-name="T111">algorithm</text:span><text:span text:style-name="T116">s </text:span><text:span text:style-name="T111"><text:s/>–</text:span><text:span text:style-name="T115"> as an explicit records of </text:span><text:span text:style-name="T131">critical </text:span><text:span text:style-name="T115">process</text:span><text:span text:style-name="T131">es</text:span></text:p>
      <text:p text:style-name="PL-Paragraph"><text:span text:style-name="T116">As I have discussed, </text:span><text:span text:style-name="T84">you cannot simply 'think algorithmically' –</text:span><text:span text:style-name="T116"> but you can 'act' </text:span><text:span text:style-name="T84">algorithmically</text:span><text:span text:style-name="T116">. Put simply, it there are always multiple ways to solve coding problems using different algorithms, there cannot be the possibility to 'think algorithmically'. Instead, the procedural code of a computer programme is not about a way of thinking but a way doing. And even more specifically, they are ways of recording action as well as communicating it. The instructional steps of the students models in the workshop can be documented, commented, altered and extended.....or simply followed. Tactile programming is about the extent to which you engage with all aspects of this definition of algorithm.</text:span></text:p>
      <text:p text:style-name="PL-SubHeading"><text:span text:style-name="T8">simulation</text:span><text:span text:style-name="T7">s </text:span><text:span text:style-name="T8"><text:s/>–</text:span><text:span text:style-name="T9"> as </text:span><text:span text:style-name="T10">speculative </text:span><text:span text:style-name="T9">open experiments</text:span></text:p>
      <text:p text:style-name="PL-Paragraph">Computational methods are inherently about simulation – computers and computer memory can be seen as an attempt to simulate human minds. Computer simulations are incredibly powerful – think of the kind of models that have contributed to the understanding of climate change. But the risks of simulations are that they are closed – they become self fulfilling formalising simplification and assumption as fact. </text:p>
      <text:p text:style-name="PL-Paragraph">I would described the <text:s/>way of working adopted by the students in the workshop as an open simulation. The very nature of slow physical modelling, rather than rapid iteration through coding provides a tempo to the process that makes it more accessible, more open. <text:s/>The skill level of the <text:soft-page-break/>technique, in terms of making, is reduced, but also in terms of understanding. The simplification necessary to construct a simulation is, in the context of the workshop, becomes a positive aspect.</text:p>
      <text:p text:style-name="PL-SubHeading"><text:span text:style-name="Strong_20_Emphasis"><text:span text:style-name="T7"><text:s/></text:span></text:span><text:span text:style-name="T8">interface</text:span><text:span text:style-name="T7">s </text:span><text:span text:style-name="T8"><text:s/>–</text:span><text:span text:style-name="T9"> as </text:span><text:span text:style-name="T10">social </text:span><text:span text:style-name="T9">models of involvement</text:span></text:p>
      <text:p text:style-name="PL-Paragraph"><text:span text:style-name="Strong_20_Emphasis"><text:span text:style-name="T46">The intention of the workshop has been to create multiple models of involvement, to disrupt the conventional descriptions of software vs hardware, of processing power vs memory and of coding vs interface and then to change the definition of users of computers to practitioners of computing. It is not been my intention for this definition of 'tactile programming' to represent an end point – it is not a kind of 3</text:span></text:span><text:span text:style-name="Strong_20_Emphasis"><text:span text:style-name="T123">rd</text:span></text:span><text:span text:style-name="Strong_20_Emphasis"><text:span text:style-name="T46"> world computing – it is a stage to pass through. As </text:span></text:span><text:span text:style-name="Strong_20_Emphasis"><text:span text:style-name="T50">architects</text:span></text:span><text:span text:style-name="Strong_20_Emphasis"><text:span text:style-name="T46">, we must develop robust critical approaches to the technological tools that are at out disposal, and as those tools more sophisticated, so must our thinking.</text:span></text:span></text:p>
      <text:p text:style-name="P27"><text:span text:style-name="Strong_20_Emphasis"><text:span text:style-name="T51">This </text:span></text:span><text:span text:style-name="Strong_20_Emphasis"><text:span text:style-name="T52">is a </text:span></text:span><text:span text:style-name="Strong_20_Emphasis"><text:span text:style-name="T51">proposal of </text:span></text:span><text:span text:style-name="Strong_20_Emphasis"><text:span text:style-name="T25">material computing </text:span></text:span><text:span text:style-name="Strong_20_Emphasis"><text:span text:style-name="T60">offers</text:span></text:span><text:span text:style-name="Strong_20_Emphasis"><text:span text:style-name="T51"> a means of democratising technology and provides a pedagogical frameworks for teaching a critical approach to such technology. 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span></text:span></text:p>
      <text:p text:style-name="P45"><text:span text:style-name="Strong_20_Emphasis"><text:span text:style-name="T53"/></text:span></text:p>
      <text:p text:style-name="P50"><text:span text:style-name="Strong_20_Emphasis"><text:span text:style-name="T120">Bibliography</text:span></text:span></text:p>
      <text:p text:style-name="PL-Heading"/>
      <text:p text:style-name="PL-Paragraph">Busch, O. V., &amp; Palms, K. (2006). <text:span text:style-name="T14">Abstract Hacktivism: The Making of a Hacker Culture</text:span>. Skyscraper Digital Pub Limited.</text:p>
      <text:p text:style-name="PL-Paragraph">Christopher Alexander. (1964). <text:span text:style-name="T14">Notes on the Synthesis of Form.</text:span> Harvard University Press.</text:p>
      <text:p text:style-name="PL-Paragraph">DeLanda, M. (2005). <text:span text:style-name="T14">Intensive Science and Virtual Philosophy</text:span>. Continuum International Pub Group.</text:p>
      <text:p text:style-name="PL-Paragraph">Fuller, M. (2003). <text:span text:style-name="T14">Behind the blip: essays on the culture of software</text:span>.</text:p>
      <text:p text:style-name="PL-Paragraph">Fuller, M. (2008). <text:span text:style-name="T14">Software Studies: A Lexicon</text:span>. The MIT Press.</text:p>
      <text:p text:style-name="PL-Paragraph">Gabrys, J. (2010). <text:span text:style-name="T14">Digital Rubbish: A Natural History of Electronics</text:span>. The University of Michigan Press.</text:p>
      <text:p text:style-name="PL-Paragraph">Haraway, D. J. (1991). <text:span text:style-name="T14">Simians, cyborgs and women : the reinvention of nature</text:span>. London: Free Association Books.</text:p>
      <text:p text:style-name="PL-Paragraph">Latour, B., &amp; Woolgar, S. (1986). <text:span text:style-name="T14">Laboratory Life: The Construction of Scientific Facts</text:span>. (J. Salk, Ed.) (Reprint.). Princeton University Press.</text:p>
      <text:p text:style-name="PL-Paragraph">Law, J. (2004). <text:span text:style-name="T14">After Method: Mess in Social Science Research</text:span>. Psychology Press.</text:p>
      <text:p text:style-name="PL-Paragraph">Páez, S. M., Lama, J. P. D., &amp; Andrade, L. H. (2012). <text:span text:style-name="T14">Wikiplaza: Request for Comments</text:span>. Actarbirkhauser.</text:p>
      <text:p text:style-name="PL-Paragraph">Spuybroek, L., &amp; Lang, B. (2000). <text:span text:style-name="T14">Weight of the Image: Masterclass NAi 1999</text:span>. NAI Publishers.</text:p>
      <text:p text:style-name="PL-Paragraph">Ullman, E. (2013). <text:span text:style-name="T14">Close to the Machine: Technophilia and its Discontents</text:span> (First.). Pushkin Press.</text:p>
      <text:p text:style-name="PL-Paragraph"/>
      <text:p text:style-name="PL-Heading"><text:span text:style-name="Strong_20_Emphasis"><text:span text:style-name="T53"/></text:span></text:p>
      <text:p text:style-name="PL-Paragraph"><text:span text:style-name="Strong_20_Emphasis"><text:span text:style-name="T46"><text:s/></text:span></text:span></text:p>
      <text:p text:style-name="P21"><text:span text:style-name="Strong_20_Emphasis"><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margin-top="0cm" fo:margin-bottom="0.199cm" style:contextual-spacing="false" fo:line-height="150%" fo:text-indent="0cm" style:auto-text-indent="false" fo:background-color="transparent">
        <style:background-image/>
      </style:paragraph-properties>
      <style:text-properties style:font-name="Calibri" fo:font-size="12pt" style:font-size-asian="10pt" style:font-size-complex="10pt"/>
    </style:style>
    <style:style style:name="PL-Quote" style:family="paragraph" style:parent-style-name="PL-Paragraph">
      <style:paragraph-properties fo:margin-left="0cm" fo:margin-right="5.001cm" fo:margin-top="0cm" fo:margin-bottom="0.4cm" style:contextual-spacing="false" fo:text-align="justify" style:justify-single-word="false" fo:text-indent="0cm" style:auto-text-indent="false" fo:background-color="#00ff00">
        <style:background-image/>
      </style:paragraph-properties>
      <style:text-properties style:font-name="Times New Roman1" fo:font-size="11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Code" style:family="paragraph" style:parent-style-name="Standard">
      <style:paragraph-properties fo:margin-left="5.001cm" fo:margin-right="0cm" fo:margin-top="0cm" fo:margin-bottom="0cm" style:contextual-spacing="false" fo:text-indent="0cm" style:auto-text-indent="false" fo:background-color="#e6e6e6">
        <style:background-image/>
      </style:paragraph-properties>
      <style:text-properties fo:font-size="8pt" fo:font-weight="normal" officeooo:rsid="0028d10e" fo:background-color="transparent" style:font-size-asian="8pt" style:font-weight-asian="normal" style:font-size-complex="8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2"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Salutation" style:family="paragraph" style:parent-style-name="Standard" style:class="text">
      <style:paragraph-properties text:number-lines="false" text:line-number="0"/>
    </style:style>
    <style:style style:name="PL-Slide_20_Ref" style:display-name="PL-Slide Ref" style:family="paragraph" style:parent-style-name="PL-Paragraph" style:class="text">
      <style:paragraph-properties fo:background-color="#00ff00">
        <style:background-image/>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4-04T10:29:18.70</meta:creation-date>
    <dc:date>2013-05-07T09:54:42.76</dc:date>
    <dc:creator>p l</dc:creator>
    <meta:editing-duration>PT23H51M13S</meta:editing-duration>
    <meta:editing-cycles>141</meta:editing-cycles>
    <meta:generator>LibreOffice/4.0.2.2$Windows_x86 LibreOffice_project/4c82dcdd6efcd48b1d8bba66bfe1989deee49c3</meta:generator>
    <meta:document-statistic meta:table-count="0" meta:image-count="0" meta:object-count="0" meta:page-count="12" meta:paragraph-count="139" meta:word-count="3958" meta:character-count="24873" meta:non-whitespace-character-count="20916"/>
    <meta:user-defined meta:name="ZOTERO_PREF_1">&lt;data data-version="3" zotero-version="4.0.8"&gt;&lt;session id="VozPNrLg"/&gt;&lt;style id="http://www.zotero.org/styles/apa" hasBibliography="1" bibliographyStyleHasBeenSet="0"/&gt;&lt;prefs&gt;&lt;pref name="fieldType" value="ReferenceMark"/&gt;&lt;pref name="storeReferences" value</meta:user-defined>
    <meta:user-defined meta:name="ZOTERO_PREF_2">="true"/&gt;&lt;pref name="automaticJournalAbbreviations" value="true"/&gt;&lt;pref name="noteType" value="0"/&gt;&lt;/prefs&gt;&lt;/data&gt;</meta:user-defined>
  </office:meta>
</office:document-meta>
</file>